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4pt" style:font-size-asian="14pt" style:font-size-complex="14pt"/>
    </style:style>
    <style:style style:name="P3"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text-properties style:font-name="Arial" fo:font-size="12pt"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PUT313 - Assignment 2 Report </text:p>
      <text:p text:style-name="P2">Mikus Lorence </text:p>
      <text:p text:style-name="P2">ID: 1227388 </text:p>
      <text:p text:style-name="P1"/>
      <text:p text:style-name="P3">Overview </text:p>
      <text:p text:style-name="P3"/>
      <text:p text:style-name="P4">Overall Implementation: </text:p>
      <text:p text:style-name="P4"/>
      <text:p text:style-name="P1"><text:tab/>Each station is kept track of with an array of structs that contains information and statistics on </text:p>
      <text:p text:style-name="P1">the station. Pending frames of each station are kept track of in a linked list structure in order to implement a FCFS system for frames. Upon the incrementation of a “slot time”, each frame in the pending frames stack of every station has its delay incremented by 1. </text:p>
      <text:p text:style-name="P1"/>
      <text:p text:style-name="P4">Time Division Multiplexing: </text:p>
      <text:p text:style-name="P4"/>
      <text:p text:style-name="P1"><text:tab/>At each slot time, a check is performed on the station corresponding to the current slot on the bus. If that station has frames on its stack, then it transmits one frame. </text:p>
      <text:p text:style-name="P1"/>
      <text:p text:style-name="P4">Slotted ALOHA with probabilistic backoff: </text:p>
      <text:p text:style-name="P1"/>
      <text:p text:style-name="P1"><text:tab/>At each slot time, an array is initialized to keep track of stations wanting to transmit in that slot. If a station has frames on its queue, and it hasn’t already tried to transmit and failed (tryingToTx == 0), then add it to the array. If a station has already tried to transmit and failed, then add it to the array with a probability of 1/N. </text:p>
      <text:p text:style-name="P1"><text:tab/>If the size of the array is greater than 1 (more than one station is trying to transmit), then the variable tryingToTx of all those stations to 1, so that next slot, they will be added to the array with probability of 1/N. If the size of the array is 0, then transmit the frame of the one station that wants to transmit. </text:p>
      <text:p text:style-name="P1"/>
      <text:p text:style-name="P4">Slotted ALOHA with interval-based backoff: </text:p>
      <text:p text:style-name="P1"/>
      <text:p text:style-name="P1"><text:tab/>This protocol was implemented similarly to the previous one, but here, the tryingToTx variable has a different meaning. If it is set to ‘-1’, that means that the station has not yet tried to transmit a frame, and if it has a frame to transmit, it will attempt to do so with probability one. Any other number (greater than -1) represents how many slots until the station tries to transmit again (with 0 essentially having the same effect as setting it to -1). </text:p>
      <text:p text:style-name="P1"><text:tab/>Stations are added to the “current array” if they have frames on the queue, and if tryingToTx is less than 1. If the size of the array is greater than 1, each station in the array has its tryingToTx set to a random number between 1 and N. At the end of each slot, each station has its tryingToTx value decremented. </text:p>
      <text:p text:style-name="P1"/>
      <text:p text:style-name="P1"/>
      <text:p text:style-name="P1"/>
      <text:p text:style-name="P1"/>
      <text:p text:style-name="P1"/>
      <text:p text:style-name="P1"/>
      <text:p text:style-name="P1"/>
      <text:p text:style-name="P4"><text:soft-page-break/>Slotted ALOHA with a truncated binary exponential backoff: </text:p>
      <text:p text:style-name="P1"/>
      <text:p text:style-name="P1"><text:tab/>This protocol is again implemented in a similar way to the previous one. Each station keeps track of the “binary exponent”, with it being initially set to 1, and reset to 1 upon every transmission. When choosing the interval (as in the previous protocol), a random number between 1 and 2^(intExp) is generated, where intExp is the current value of that station’s “binary exponent”. Upon every collision, that exponent is increment by 1, until it reaches 10. </text:p>
      <text:p text:style-name="P3"/>
      <text:p text:style-name="P3"/>
      <text:p text:style-name="P3">Analysis </text:p>
      <text:p text:style-name="P3"/>
      <text:p text:style-name="P1">After completing the simulation I started to choose values for the probability of frame generation to run my simulation with. I found that, as suggested, a value around 0.05 is a good upper bound for the set of values, as at this probability, all the protocols begin to perform relatively inefficiently. For the lower bound I went with a value of 0.001, as this seemed to be the probability at which each protocol was able to achieve its best possible performance. I then chose some value in between the two bounds to get the set of values for p : 0.001, 0.002, 0.003, 0.004, 0.005, 0.006, 0.007, 0.008, 0.009, 0.01, 0.015, 0.017, 0.018, 0.019, 0.02, 0.03, 0.04. The reason for so many values between 0.001 and 0.010 is because those are the more realistic values for p. The many values between 0.01 and 0.02 are due to the fact that between those two values, the average delay for 3 of the 4 protocols rises from single to triple digits. For the values of N, R, and T, I used the suggested values of 20, 50000, and 5 respectively. The seeds were altered for each trial, but the same set of 5 seeds was used for each of the protocol and each of the p values. The input </text:p>
      <text:p text:style-name="P1">values were as follows: </text:p>
      <text:p text:style-name="P1"/>
      <text:p text:style-name="P1">Protocol: <text:s text:c="20"/>{‘T’, ‘P’, ‘I’, ‘B’} </text:p>
      <text:p text:style-name="P1">N: <text:s text:c="31"/>20 </text:p>
      <text:p text:style-name="P1">p: <text:s text:c="31"/>{0.001, 0.002, 0.003, 0.004, 0.005, 0.006, 0.007, 0.008, 0.009, 0.01, <text:tab/><text:tab/><text:tab/><text:tab/> <text:s text:c="4"/>0.015, 0.017, 0.018, 0.019, 0.02, 0.03, 0.04} </text:p>
      <text:p text:style-name="P1">R: <text:s text:c="31"/>50,000 </text:p>
      <text:p text:style-name="P1">T: <text:s text:c="32"/>5 </text:p>
      <text:p text:style-name="P1">Seeds: <text:s text:c="23"/>{1, 2, 3, 4, 5} </text:p>
      <text:p text:style-name="P1"/>
      <text:p text:style-name="P1">I then graphed the curves for throughput of the four protocols on one graph, and the curves for the average delay of the four protocols on another (graphs on the following pag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hroughput vs. Probability of Frame Generation </text:p>
      <text:p text:style-name="P5"/>
      <text:p text:style-name="P5"><draw:frame draw:style-name="fr1" draw:name="Object1" text:anchor-type="paragraph" svg:width="6.9654in" svg:height="4.2547in" draw:z-index="8"><draw:object xlink:href="./Object 1" xlink:type="simple" xlink:show="embed" xlink:actuate="onLoad"/><draw:image xlink:href="./ObjectReplacements/Object 1" xlink:type="simple" xlink:show="embed" xlink:actuate="onLoad"/></draw:frame></text:p>
      <text:p text:style-name="P5">Throughput vs. Probability of Frame Generation (for p values of 0.001 to 0.2) </text:p>
      <text:p text:style-name="P5"><draw:frame draw:style-name="fr2" draw:name="Object2" text:anchor-type="paragraph" svg:x="0.0102in" svg:y="0.0335in" svg:width="6.9547in" svg:height="4.3563in" draw:z-index="2"><draw:object xlink:href="./Object 2" xlink:type="simple" xlink:show="embed" xlink:actuate="onLoad"/><draw:image xlink:href="./ObjectReplacements/Object 2" xlink:type="simple" xlink:show="embed" xlink:actuate="onLoad"/></draw:frame></text:p>
      <text:p text:style-name="P5"><text:soft-page-break/></text:p>
      <text:p text:style-name="P5">Average Delay vs. Probability of Frame Generation </text:p>
      <text:p text:style-name="P5"><draw:frame draw:style-name="fr3" draw:name="Object3" text:anchor-type="paragraph" svg:width="6.7547in" svg:height="4.3634in" draw:z-index="0"><draw:object xlink:href="./Object 3" xlink:type="simple" xlink:show="embed" xlink:actuate="onLoad"/><draw:image xlink:href="./ObjectReplacements/Object 3" xlink:type="simple" xlink:show="embed" xlink:actuate="onLoad"/></draw:frame></text:p>
      <text:p text:style-name="P5">Average Delay vs. Probability of Frame Generation (for p values of 0.001 to 0.1) </text:p>
      <text:p text:style-name="P1"><draw:frame draw:style-name="fr4" draw:name="Object4" text:anchor-type="paragraph" svg:x="0.0016in" svg:y="0.0181in" svg:width="6.9339in" svg:height="4.602in" draw:z-index="1"><draw:object xlink:href="./Object 4" xlink:type="simple" xlink:show="embed" xlink:actuate="onLoad"/><draw:image xlink:href="./ObjectReplacements/Object 4"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Average Frame Delay vs. Probability of Frame Generation for T Protocol</text:p>
      <text:p text:style-name="P1"/>
      <text:p text:style-name="P1"><draw:frame draw:style-name="fr3" draw:name="Object5" text:anchor-type="paragraph" svg:width="6.9752in" svg:height="4.9957in" draw:z-index="3"><draw:object xlink:href="./Object 5" xlink:type="simple" xlink:show="embed" xlink:actuate="onLoad"/><draw:image xlink:href="./ObjectReplacements/Object 5" xlink:type="simple" xlink:show="embed" xlink:actuate="onLoad"/></draw:frame></text:p>
      <text:p text:style-name="P4">Time Division Multiplexing</text:p>
      <text:p text:style-name="P1"><draw:frame draw:style-name="fr1" draw:name="Object6" text:anchor-type="paragraph" svg:width="6.9354in" svg:height="3.3126in" draw:z-index="4"><draw:object xlink:href="./Object 6" xlink:type="simple" xlink:show="embed" xlink:actuate="onLoad"/><draw:image xlink:href="./ObjectReplacements/Object 6" xlink:type="simple" xlink:show="embed" xlink:actuate="onLoad"/></draw:frame></text:p>
      <text:p text:style-name="P6"><text:soft-page-break/>Slotted ALOHA with probabilistic backoff</text:p>
      <text:p text:style-name="P6"><draw:frame draw:style-name="fr1" draw:name="Object7" text:anchor-type="paragraph" svg:width="6.8717in" svg:height="3.3126in" draw:z-index="5"><draw:object xlink:href="./Object 7" xlink:type="simple" xlink:show="embed" xlink:actuate="onLoad"/><draw:image xlink:href="./ObjectReplacements/Object 7" xlink:type="simple" xlink:show="embed" xlink:actuate="onLoad"/></draw:frame></text:p>
      <text:p text:style-name="P6">Slotted ALOHA with interval-based backoff</text:p>
      <text:p text:style-name="P6"><draw:frame draw:style-name="fr3" draw:name="Object8" text:anchor-type="paragraph" svg:width="6.9354in" svg:height="3.3134in" draw:z-index="6"><draw:object xlink:href="./Object 8" xlink:type="simple" xlink:show="embed" xlink:actuate="onLoad"/><draw:image xlink:href="./ObjectReplacements/Object 8"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text:soft-page-break/>Slotted ALOHA with a truncated binary exponential backoff </text:p>
      <text:p text:style-name="P6"/>
      <text:p text:style-name="P6"><draw:frame draw:style-name="fr1" draw:name="Object9" text:anchor-type="paragraph" svg:width="6.6307in" svg:height="3.3134in" draw:z-index="7"><draw:object xlink:href="./Object 9" xlink:type="simple" xlink:show="embed" xlink:actuate="onLoad"/><draw:image xlink:href="./ObjectReplacements/Object 9" xlink:type="simple" xlink:show="embed" xlink:actuate="onLoad"/></draw:frame></text:p>
      <text:p text:style-name="P1"><text:tab/>Comparing the throughput of the four protocols, it is clear that the protocols all have virtually identical throughput for value of p up to 0.01. Not only are they similar, but they also seem to rise fairly linearly. The more frames are generated, the higher the throughput of the system. The time division multiplexing (T) protocol continues to rise linearly for all values of p. This is due to the fact that in the T protocol, there are no collisions, therefore the amount of frames that are transmitted is directly proportional to the probability that frames are generated. At a probability of 0.05, when there are 20 stations on the bus, after 50,000 slot times, each station will generate approximately 2,500 frames (50,000 * 0.05). This is why the overall throughput at p = 0.05 is very close to 1. The reason it is slightly below is because there are some stations that will generate less than 2500, which will deduct from the maximum possible throughput of 1. Those stations that generate more than 2500 frames will still not be able to transmit more than 1 frame for every 20 slots. For values of p higher than 0.05, the throughput will continue to get close to 1, and will reach 1 at p = 1. The P and I protocols begin to level off for values of p higher than 0.01 because with a higher number of frames being generated, the transmissions will begin to collide, causing throughput to be below the maximum possible throughput. </text:p>
      <text:p text:style-name="P1"><text:tab/>The B protocol's throughput starts to deviate from the linear growth of the T protocol, and follows a more logarithmic growth pattern. It's throughput is better than the P and I protocols because as more and more transmissions being to collide, the protocol starts to assign slots to frames that are much later in time (up to 1000 slots later), allowing newly generated frames of other stations to transmit more. The other two protocols only wait up to around 20 more slots before trying to transmit again, causing newly generated frames to collide more and more often. The I protocol performs slightly worse than the P protocol in terms of throughput, and its throughput even drops slightly between p values of 0.015 and 0.02. The reason why the I protocol performs slightly worse is because the largest possible amount of slot time that a frame can wait before retransmission is 20. In the P protocol, because it is probability based, there is a chance that some frames will wait longer than 20 slot times, allowing more newly generated frames of other stations to transmit, slightly <text:soft-page-break/>improving the throughput over the I protocol. The reason that the throughputs for I and P level off, and stop rising is because after a certain point, every station will have frames in queue, and the newly generated frames just start to build up in each stations queue. The system will still transmit the frames at the same rate, but with more frames in queue. The B protocol's throughput would eventually level off as well, but it isn't visible on the graph because it's technique of increasing the waiting interval up to (1,1024) allows the throughput to keep rising with the probability of frame generation.</text:p>
      <text:p text:style-name="P1"><text:tab/>Looking at the average frame delay of the protocols, it is clear that the T protocol performs well for high values of p, and comparably terrible for low values of p. For very low p values such as 0.001 through 0.010, the P, I, and B protocols all have a very good average delay from almost 1 to as high as 8. The B protocol is the closest to 1, because with so little frames being generated and almost no collisions, in the case of a collision it will almost always retransmit in the next 1 or 2 slots. The T protocol, however, has roughly 10 times more average frame delay. This is because even with no collision, the stations will have to wait an average of N/2 slot times before it is their turn to transmit. So the average delay for T is approximately 20/2 = 10. This trend continues for the four protocols up to the p value of 0.01. </text:p>
      <text:p text:style-name="P1">The B protocol's throughput rises slowly compared to the P and I protocols because for such low values of p, most frames will still retransmit in the next 1 or 2 slots. </text:p>
      <text:p text:style-name="P1"><text:tab/>For the T protocol, the average delay experiences almost no increase (when compared to the other 3 protocols) when the p values increase from 0.01 to 0.05. This is because for these values of p, most stations will likely have only one frame in their queue because the probability dictates that they won't generate more than 1 frame in a 20 slot time cycle. It is only when the probability increase to 0.05 that the delay starts to go up faster than linearly. This is because for with a 20 slot cycle, there is a much higher chance for one station to generate more than 1 frame in a cycle. The reason the average delay for the T protocol doesn't rise as much as the other protocols is because every station is guaranteed to get a chance to transmit soon (when the stations slot comes up). How soon a frame in the queue of a station gets to transmit is a function of how many frames that specific station has in the queue, which is positively correlated with the p value. </text:p>
      <text:p text:style-name="P1"><text:tab/>The P and I protocol experience almost logarithmic growth between p values of 0.01 and 0.05. The B protocol only starts to grow seemingly linearly. This is because at very high values of p, with many frames being generated, the B protocol holds off the collided transmissions for much longer periods of time, allowing newly generated frames of other stations to transmit. The station that ended up holding off its transmission is the one whose frames end up with a really high delay, but the other stations that are able to transmit with less collision during that time period end up with lower average delay. The P and I protocols would keep retransmitting the collided transmissions at intervals of approximately 1 to N, causing more collision to occur causing the delay of all stations to rise until one of the stations is able to get a transmission through. </text:p>
      <text:p text:style-name="P1"><text:tab/>According to the above analysis, the B protocol seems to behave fairer compared to the P and I protocols because it allows stations that have not yet collided to have a higher chance to transmit, and stations that have collided many times have to wait a long time before attempting to retransmit their frame. The T protocol is however the fairest by design, because each station gets a an equal slot in which it can transmit, and if a station has to wait, it is only because it wants to transmit a larger number of frames. </text:p>
      <text:p text:style-name="P1"/>
      <text:p text:style-name="P1"><text:tab/>This analysis leads me to conclude that for lower (and possibly more realistic) p values between 0.001 and 0.010, the P, I, and B protocols are more efficient by almost an order of magnitude (at least for the p = 0 .001 case), compared to the T protocol. Efficiency being <text:soft-page-break/>defined by the average frame delay and not throughput because for this range of p, the throughput rises directly proportional to p for all 4 protocols. For higher (although less realistic) values of p than 0.010, the T protocol has the best performance in terms of both average delay and throughput. The B protocol isn't that much worse than the T protocol for high p values, and since such high load is not as realistic and less likely to occur, I would prefer to use the B protocol over any other protocol. It performs the best under low load, and in the rare cases of high load it wouldn't perform as terribly as the P and I protocols.</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3-14T12:07:43</meta:creation-date>
    <dc:date>2012-03-14T15:45:48</dc:date>
    <meta:editing-duration>PT03H31M42S</meta:editing-duration>
    <meta:editing-cycles>11</meta:editing-cycles>
    <meta:generator>OpenOffice.org/3.1$Linux OpenOffice.org_project/310m11$Build-9399</meta:generator>
    <meta:document-statistic meta:table-count="0" meta:image-count="0" meta:object-count="9" meta:page-count="9" meta:paragraph-count="44" meta:word-count="2181" meta:character-count="123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117">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draw:opacity="50%" draw:opacity-name=""/>
      <style:text-properties fo:font-size="8pt" style:font-size-asian="8pt" style:font-size-complex="8pt"/>
    </style:style>
    <style:style style:name="ch3" style:family="chart">
      <style:chart-properties chart:symbol-type="automatic" chart:connect-bars="false" chart:auto-position="true" chart:auto-size="true" chart:treat-empty-cells="ignore" chart:spline-order="3" chart:sort-by-x-values="false" chart:right-angled-axes="true"/>
    </style:style>
    <style:style style:name="ch4" style:family="chart" style:data-style-name="N117">
      <style:chart-properties chart:display-label="true" chart:logarithmic="false" chart:minimum="0" chart:maximum="0.05"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minimum="0" chart:maximum="1"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width="0.088cm" svg:stroke-color="#004586" svg:stroke-opacity="80%" draw:fill-color="#004586" draw:opacity="80%"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stroke="solid" svg:stroke-width="0.088cm" svg:stroke-color="#ff420e" draw:fill-color="#ff420e" dr3d:edge-rounding="0%"/>
      <style:text-properties fo:font-size="6pt" style:font-size-asian="6pt" style:font-size-complex="6pt"/>
    </style:style>
    <style:style style:name="ch9" style:family="chart">
      <style:chart-properties chart:symbol-type="named-symbol" chart:symbol-name="arrow-down" chart:symbol-width="0.25cm" chart:symbol-height="0.25cm"/>
      <style:graphic-properties draw:stroke="solid" svg:stroke-width="0.088cm" svg:stroke-color="#ffd320" draw:fill-color="#ffd320" dr3d:edge-rounding="0%"/>
      <style:text-properties fo:font-size="6pt" style:font-size-asian="6pt" style:font-size-complex="6pt"/>
    </style:style>
    <style:style style:name="ch10" style:family="chart">
      <style:chart-properties chart:symbol-type="named-symbol" chart:symbol-name="arrow-up" chart:symbol-width="0.25cm" chart:symbol-height="0.25cm"/>
      <style:graphic-properties draw:stroke="solid" svg:stroke-width="0.088cm" svg:stroke-color="#579d1c" draw:fill-color="#579d1c"/>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7.691cm" svg:height="10.807cm" chart:class="chart:scatter" chart:style-name="ch1">
        <chart:legend chart:legend-position="end" svg:x="16.507cm" svg:y="4.573cm" chart:style-name="ch2"/>
        <chart:plot-area chart:style-name="ch3" chart:data-source-has-labels="both" svg:x="0.353cm" svg:y="0.216cm" svg:width="15.802cm" svg:height="10.159cm">
          <chart:axis chart:dimension="x" chart:name="primary-x" chart:style-name="ch4">
            <chart:categories table:cell-range-address="local-table.$A$2:.$A$19"/>
          </chart:axis>
          <chart:axis chart:dimension="y" chart:name="primary-y" chart:style-name="ch5">
            <chart:grid chart:style-name="ch6" chart:class="major"/>
          </chart:axis>
          <chart:series chart:style-name="ch7" chart:values-cell-range-address="local-table.$C$2:.$C$19" chart:label-cell-address="local-table.$C$1" chart:class="chart:scatter">
            <chart:domain table:cell-range-address="local-table.$B$2:.$B$19"/>
            <chart:data-point chart:repeated="18"/>
          </chart:series>
          <chart:series chart:style-name="ch8" chart:values-cell-range-address="local-table.$D$2:.$D$19" chart:label-cell-address="local-table.$D$1" chart:class="chart:scatter">
            <chart:data-point chart:repeated="18"/>
          </chart:series>
          <chart:series chart:style-name="ch9" chart:values-cell-range-address="local-table.$E$2:.$E$19" chart:label-cell-address="local-table.$E$1" chart:class="chart:scatter">
            <chart:data-point chart:repeated="18"/>
          </chart:series>
          <chart:series chart:style-name="ch10" chart:values-cell-range-address="local-table.$F$2:.$F$19" chart:label-cell-address="local-table.$F$1" chart:class="chart:scatter">
            <chart:data-point chart:repeated="18"/>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text:p>
              </table:table-cell>
              <table:table-cell office:value-type="string">
                <text:p>P</text:p>
              </table:table-cell>
              <table:table-cell office:value-type="string">
                <text:p>I</text:p>
              </table:table-cell>
              <table:table-cell office:value-type="string">
                <text:p>B</text:p>
              </table:table-cell>
            </table:table-row>
          </table:table-header-rows>
          <table:table-rows>
            <table:table-row>
              <table:table-cell office:value-type="string">
                <text:p>1</text:p>
              </table:table-cell>
              <table:table-cell office:value-type="float" office:value="0.001">
                <text:p>0.001</text:p>
              </table:table-cell>
              <table:table-cell office:value-type="float" office:value="0.020084">
                <text:p>0.020084</text:p>
              </table:table-cell>
              <table:table-cell office:value-type="float" office:value="0.0201">
                <text:p>0.0201</text:p>
              </table:table-cell>
              <table:table-cell office:value-type="float" office:value="0.020096">
                <text:p>0.020096</text:p>
              </table:table-cell>
              <table:table-cell office:value-type="float" office:value="0.020092">
                <text:p>0.020092</text:p>
              </table:table-cell>
            </table:table-row>
            <table:table-row>
              <table:table-cell office:value-type="string">
                <text:p>2</text:p>
              </table:table-cell>
              <table:table-cell office:value-type="float" office:value="0.002">
                <text:p>0.002</text:p>
              </table:table-cell>
              <table:table-cell office:value-type="float" office:value="0.039608">
                <text:p>0.039608</text:p>
              </table:table-cell>
              <table:table-cell office:value-type="float" office:value="0.0396">
                <text:p>0.0396</text:p>
              </table:table-cell>
              <table:table-cell office:value-type="float" office:value="0.039624">
                <text:p>0.039624</text:p>
              </table:table-cell>
              <table:table-cell office:value-type="float" office:value="0.039612">
                <text:p>0.039612</text:p>
              </table:table-cell>
            </table:table-row>
            <table:table-row>
              <table:table-cell office:value-type="string">
                <text:p>3</text:p>
              </table:table-cell>
              <table:table-cell office:value-type="float" office:value="0.003">
                <text:p>0.003</text:p>
              </table:table-cell>
              <table:table-cell office:value-type="float" office:value="0.059496">
                <text:p>0.059496</text:p>
              </table:table-cell>
              <table:table-cell office:value-type="float" office:value="0.059504">
                <text:p>0.059504</text:p>
              </table:table-cell>
              <table:table-cell office:value-type="float" office:value="0.0595">
                <text:p>0.0595</text:p>
              </table:table-cell>
              <table:table-cell office:value-type="float" office:value="0.05952">
                <text:p>0.05952</text:p>
              </table:table-cell>
            </table:table-row>
            <table:table-row>
              <table:table-cell office:value-type="string">
                <text:p>4</text:p>
              </table:table-cell>
              <table:table-cell office:value-type="float" office:value="0.004">
                <text:p>0.004</text:p>
              </table:table-cell>
              <table:table-cell office:value-type="float" office:value="0.079172">
                <text:p>0.079172</text:p>
              </table:table-cell>
              <table:table-cell office:value-type="float" office:value="0.079144">
                <text:p>0.079144</text:p>
              </table:table-cell>
              <table:table-cell office:value-type="float" office:value="0.079188">
                <text:p>0.079188</text:p>
              </table:table-cell>
              <table:table-cell office:value-type="float" office:value="0.079164">
                <text:p>0.079164</text:p>
              </table:table-cell>
            </table:table-row>
            <table:table-row>
              <table:table-cell office:value-type="string">
                <text:p>5</text:p>
              </table:table-cell>
              <table:table-cell office:value-type="float" office:value="0.005">
                <text:p>0.005</text:p>
              </table:table-cell>
              <table:table-cell office:value-type="float" office:value="0.098636">
                <text:p>0.098636</text:p>
              </table:table-cell>
              <table:table-cell office:value-type="float" office:value="0.09866">
                <text:p>0.09866</text:p>
              </table:table-cell>
              <table:table-cell office:value-type="float" office:value="0.098668">
                <text:p>0.098668</text:p>
              </table:table-cell>
              <table:table-cell office:value-type="float" office:value="0.09864">
                <text:p>0.09864</text:p>
              </table:table-cell>
            </table:table-row>
            <table:table-row>
              <table:table-cell office:value-type="string">
                <text:p>6</text:p>
              </table:table-cell>
              <table:table-cell office:value-type="float" office:value="0.006">
                <text:p>0.006</text:p>
              </table:table-cell>
              <table:table-cell office:value-type="float" office:value="0.118576">
                <text:p>0.118576</text:p>
              </table:table-cell>
              <table:table-cell office:value-type="float" office:value="0.11842">
                <text:p>0.11842</text:p>
              </table:table-cell>
              <table:table-cell office:value-type="float" office:value="0.11862">
                <text:p>0.11862</text:p>
              </table:table-cell>
              <table:table-cell office:value-type="float" office:value="0.118584">
                <text:p>0.118584</text:p>
              </table:table-cell>
            </table:table-row>
            <table:table-row>
              <table:table-cell office:value-type="string">
                <text:p>7</text:p>
              </table:table-cell>
              <table:table-cell office:value-type="float" office:value="0.007">
                <text:p>0.007</text:p>
              </table:table-cell>
              <table:table-cell office:value-type="float" office:value="0.138864">
                <text:p>0.138864</text:p>
              </table:table-cell>
              <table:table-cell office:value-type="float" office:value="0.138956">
                <text:p>0.138956</text:p>
              </table:table-cell>
              <table:table-cell office:value-type="float" office:value="0.138864">
                <text:p>0.138864</text:p>
              </table:table-cell>
              <table:table-cell office:value-type="float" office:value="0.13886">
                <text:p>0.13886</text:p>
              </table:table-cell>
            </table:table-row>
            <table:table-row>
              <table:table-cell office:value-type="string">
                <text:p>8</text:p>
              </table:table-cell>
              <table:table-cell office:value-type="float" office:value="0.008">
                <text:p>0.008</text:p>
              </table:table-cell>
              <table:table-cell office:value-type="float" office:value="0.158764">
                <text:p>0.158764</text:p>
              </table:table-cell>
              <table:table-cell office:value-type="float" office:value="0.158892">
                <text:p>0.158892</text:p>
              </table:table-cell>
              <table:table-cell office:value-type="float" office:value="0.158804">
                <text:p>0.158804</text:p>
              </table:table-cell>
              <table:table-cell office:value-type="float" office:value="0.15878">
                <text:p>0.15878</text:p>
              </table:table-cell>
            </table:table-row>
            <table:table-row>
              <table:table-cell office:value-type="string">
                <text:p>9</text:p>
              </table:table-cell>
              <table:table-cell office:value-type="float" office:value="0.009">
                <text:p>0.009</text:p>
              </table:table-cell>
              <table:table-cell office:value-type="float" office:value="0.178728">
                <text:p>0.178728</text:p>
              </table:table-cell>
              <table:table-cell office:value-type="float" office:value="0.178972">
                <text:p>0.178972</text:p>
              </table:table-cell>
              <table:table-cell office:value-type="float" office:value="0.178708">
                <text:p>0.178708</text:p>
              </table:table-cell>
              <table:table-cell office:value-type="float" office:value="0.178792">
                <text:p>0.178792</text:p>
              </table:table-cell>
            </table:table-row>
            <table:table-row>
              <table:table-cell office:value-type="string">
                <text:p>10</text:p>
              </table:table-cell>
              <table:table-cell office:value-type="float" office:value="0.01">
                <text:p>0.01</text:p>
              </table:table-cell>
              <table:table-cell office:value-type="float" office:value="0.199176">
                <text:p>0.199176</text:p>
              </table:table-cell>
              <table:table-cell office:value-type="float" office:value="0.199244">
                <text:p>0.199244</text:p>
              </table:table-cell>
              <table:table-cell office:value-type="float" office:value="0.199252">
                <text:p>0.199252</text:p>
              </table:table-cell>
              <table:table-cell office:value-type="float" office:value="0.19918">
                <text:p>0.19918</text:p>
              </table:table-cell>
            </table:table-row>
            <table:table-row>
              <table:table-cell office:value-type="string">
                <text:p>11</text:p>
              </table:table-cell>
              <table:table-cell office:value-type="float" office:value="0.015">
                <text:p>0.015</text:p>
              </table:table-cell>
              <table:table-cell office:value-type="float" office:value="0.299532">
                <text:p>0.299532</text:p>
              </table:table-cell>
              <table:table-cell office:value-type="float" office:value="0.299816">
                <text:p>0.299816</text:p>
              </table:table-cell>
              <table:table-cell office:value-type="float" office:value="0.29956">
                <text:p>0.29956</text:p>
              </table:table-cell>
              <table:table-cell office:value-type="float" office:value="0.2995">
                <text:p>0.2995</text:p>
              </table:table-cell>
            </table:table-row>
            <table:table-row>
              <table:table-cell office:value-type="string">
                <text:p>12</text:p>
              </table:table-cell>
              <table:table-cell office:value-type="float" office:value="0.017">
                <text:p>0.017</text:p>
              </table:table-cell>
              <table:table-cell office:value-type="float" office:value="0.33952">
                <text:p>0.33952</text:p>
              </table:table-cell>
              <table:table-cell office:value-type="float" office:value="0.338984">
                <text:p>0.338984</text:p>
              </table:table-cell>
              <table:table-cell office:value-type="float" office:value="0.288496">
                <text:p>0.288496</text:p>
              </table:table-cell>
              <table:table-cell office:value-type="float" office:value="0.338528">
                <text:p>0.338528</text:p>
              </table:table-cell>
            </table:table-row>
            <table:table-row>
              <table:table-cell office:value-type="string">
                <text:p>13</text:p>
              </table:table-cell>
              <table:table-cell office:value-type="float" office:value="0.018">
                <text:p>0.018</text:p>
              </table:table-cell>
              <table:table-cell office:value-type="float" office:value="0.359828">
                <text:p>0.359828</text:p>
              </table:table-cell>
              <table:table-cell office:value-type="float" office:value="0.358584">
                <text:p>0.358584</text:p>
              </table:table-cell>
              <table:table-cell office:value-type="float" office:value="0.27206">
                <text:p>0.27206</text:p>
              </table:table-cell>
              <table:table-cell office:value-type="float" office:value="0.357868">
                <text:p>0.357868</text:p>
              </table:table-cell>
            </table:table-row>
            <table:table-row>
              <table:table-cell office:value-type="string">
                <text:p>14</text:p>
              </table:table-cell>
              <table:table-cell office:value-type="float" office:value="0.019">
                <text:p>0.019</text:p>
              </table:table-cell>
              <table:table-cell office:value-type="float" office:value="0.380232">
                <text:p>0.380232</text:p>
              </table:table-cell>
              <table:table-cell office:value-type="float" office:value="0.378316">
                <text:p>0.378316</text:p>
              </table:table-cell>
              <table:table-cell office:value-type="float" office:value="0.253572">
                <text:p>0.253572</text:p>
              </table:table-cell>
              <table:table-cell office:value-type="float" office:value="0.377148">
                <text:p>0.377148</text:p>
              </table:table-cell>
            </table:table-row>
            <table:table-row>
              <table:table-cell office:value-type="string">
                <text:p>15</text:p>
              </table:table-cell>
              <table:table-cell office:value-type="float" office:value="0.02">
                <text:p>0.02</text:p>
              </table:table-cell>
              <table:table-cell office:value-type="float" office:value="0.399664">
                <text:p>0.399664</text:p>
              </table:table-cell>
              <table:table-cell office:value-type="float" office:value="0.379864">
                <text:p>0.379864</text:p>
              </table:table-cell>
              <table:table-cell office:value-type="float" office:value="0.251988">
                <text:p>0.251988</text:p>
              </table:table-cell>
              <table:table-cell office:value-type="float" office:value="0.395444">
                <text:p>0.395444</text:p>
              </table:table-cell>
            </table:table-row>
            <table:table-row>
              <table:table-cell office:value-type="string">
                <text:p>16</text:p>
              </table:table-cell>
              <table:table-cell office:value-type="float" office:value="0.03">
                <text:p>0.03</text:p>
              </table:table-cell>
              <table:table-cell office:value-type="float" office:value="0.600228">
                <text:p>0.600228</text:p>
              </table:table-cell>
              <table:table-cell office:value-type="float" office:value="0.376732">
                <text:p>0.376732</text:p>
              </table:table-cell>
              <table:table-cell office:value-type="float" office:value="0.250416">
                <text:p>0.250416</text:p>
              </table:table-cell>
              <table:table-cell office:value-type="float" office:value="0.57082">
                <text:p>0.57082</text:p>
              </table:table-cell>
            </table:table-row>
            <table:table-row>
              <table:table-cell office:value-type="string">
                <text:p>17</text:p>
              </table:table-cell>
              <table:table-cell office:value-type="float" office:value="0.04">
                <text:p>0.04</text:p>
              </table:table-cell>
              <table:table-cell office:value-type="float" office:value="0.79868">
                <text:p>0.79868</text:p>
              </table:table-cell>
              <table:table-cell office:value-type="float" office:value="0.376616">
                <text:p>0.376616</text:p>
              </table:table-cell>
              <table:table-cell office:value-type="float" office:value="0.250716">
                <text:p>0.250716</text:p>
              </table:table-cell>
              <table:table-cell office:value-type="float" office:value="0.709264">
                <text:p>0.709264</text:p>
              </table:table-cell>
            </table:table-row>
            <table:table-row>
              <table:table-cell office:value-type="string">
                <text:p>18</text:p>
              </table:table-cell>
              <table:table-cell office:value-type="float" office:value="0.05">
                <text:p>0.05</text:p>
              </table:table-cell>
              <table:table-cell office:value-type="float" office:value="0.982704">
                <text:p>0.982704</text:p>
              </table:table-cell>
              <table:table-cell office:value-type="float" office:value="0.3767">
                <text:p>0.3767</text:p>
              </table:table-cell>
              <table:table-cell office:value-type="float" office:value="0.251112">
                <text:p>0.251112</text:p>
              </table:table-cell>
              <table:table-cell office:value-type="float" office:value="0.790216">
                <text:p>0.79021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117">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auto-position="true" chart:auto-size="true" chart:treat-empty-cells="ignore" chart:spline-order="3" chart:sort-by-x-values="false" chart:right-angled-axes="true"/>
    </style:style>
    <style:style style:name="ch4" style:family="chart" style:data-style-name="N117">
      <style:chart-properties chart:display-label="true" chart:logarithmic="false" chart:maximum="0.02"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stroke="solid" svg:stroke-width="0.088cm" svg:stroke-color="#ff420e" draw:fill-color="#ff420e" dr3d:edge-rounding="0%"/>
      <style:text-properties fo:font-size="6pt" style:font-size-asian="6pt" style:font-size-complex="6pt"/>
    </style:style>
    <style:style style:name="ch9" style:family="chart">
      <style:chart-properties chart:symbol-type="named-symbol" chart:symbol-name="arrow-down" chart:symbol-width="0.25cm" chart:symbol-height="0.25cm"/>
      <style:graphic-properties draw:stroke="solid" svg:stroke-width="0.088cm" svg:stroke-color="#ffd320" draw:fill-color="#ffd320" dr3d:edge-rounding="0%"/>
      <style:text-properties fo:font-size="6pt" style:font-size-asian="6pt" style:font-size-complex="6pt"/>
    </style:style>
    <style:style style:name="ch10" style:family="chart">
      <style:chart-properties chart:symbol-type="named-symbol" chart:symbol-name="arrow-up" chart:symbol-width="0.25cm" chart:symbol-height="0.25cm"/>
      <style:graphic-properties draw:stroke="solid" svg:stroke-width="0.088cm" svg:stroke-color="#579d1c" draw:fill-color="#579d1c"/>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7.665cm" svg:height="11.064cm" chart:class="chart:scatter" chart:style-name="ch1">
        <chart:legend chart:legend-position="end" svg:x="16.481cm" svg:y="4.702cm" chart:style-name="ch2"/>
        <chart:plot-area chart:style-name="ch3" chart:data-source-has-labels="both" svg:x="0.353cm" svg:y="0.221cm" svg:width="15.776cm" svg:height="10.401cm">
          <chart:axis chart:dimension="x" chart:name="primary-x" chart:style-name="ch4">
            <chart:categories table:cell-range-address="local-table.$A$2:.$A$16"/>
          </chart:axis>
          <chart:axis chart:dimension="y" chart:name="primary-y" chart:style-name="ch5">
            <chart:grid chart:style-name="ch6" chart:class="major"/>
          </chart:axis>
          <chart:series chart:style-name="ch7" chart:values-cell-range-address="local-table.$C$2:.$C$16" chart:label-cell-address="local-table.$C$1" chart:class="chart:scatter">
            <chart:domain table:cell-range-address="local-table.$B$2:.$B$16"/>
            <chart:data-point chart:repeated="15"/>
          </chart:series>
          <chart:series chart:style-name="ch8" chart:values-cell-range-address="local-table.$D$2:.$D$16" chart:label-cell-address="local-table.$D$1" chart:class="chart:scatter">
            <chart:data-point chart:repeated="15"/>
          </chart:series>
          <chart:series chart:style-name="ch9" chart:values-cell-range-address="local-table.$E$2:.$E$16" chart:label-cell-address="local-table.$E$1" chart:class="chart:scatter">
            <chart:data-point chart:repeated="15"/>
          </chart:series>
          <chart:series chart:style-name="ch10" chart:values-cell-range-address="local-table.$F$2:.$F$16" chart:label-cell-address="local-table.$F$1" chart:class="chart:scatter">
            <chart:data-point chart:repeated="1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text:p>
              </table:table-cell>
              <table:table-cell office:value-type="string">
                <text:p>P</text:p>
              </table:table-cell>
              <table:table-cell office:value-type="string">
                <text:p>I</text:p>
              </table:table-cell>
              <table:table-cell office:value-type="string">
                <text:p>B</text:p>
              </table:table-cell>
            </table:table-row>
          </table:table-header-rows>
          <table:table-rows>
            <table:table-row>
              <table:table-cell office:value-type="string">
                <text:p>1</text:p>
              </table:table-cell>
              <table:table-cell office:value-type="float" office:value="0.001">
                <text:p>0.001</text:p>
              </table:table-cell>
              <table:table-cell office:value-type="float" office:value="0.020084">
                <text:p>0.020084</text:p>
              </table:table-cell>
              <table:table-cell office:value-type="float" office:value="0.0201">
                <text:p>0.0201</text:p>
              </table:table-cell>
              <table:table-cell office:value-type="float" office:value="0.020096">
                <text:p>0.020096</text:p>
              </table:table-cell>
              <table:table-cell office:value-type="float" office:value="0.020092">
                <text:p>0.020092</text:p>
              </table:table-cell>
            </table:table-row>
            <table:table-row>
              <table:table-cell office:value-type="string">
                <text:p>2</text:p>
              </table:table-cell>
              <table:table-cell office:value-type="float" office:value="0.002">
                <text:p>0.002</text:p>
              </table:table-cell>
              <table:table-cell office:value-type="float" office:value="0.039608">
                <text:p>0.039608</text:p>
              </table:table-cell>
              <table:table-cell office:value-type="float" office:value="0.0396">
                <text:p>0.0396</text:p>
              </table:table-cell>
              <table:table-cell office:value-type="float" office:value="0.039624">
                <text:p>0.039624</text:p>
              </table:table-cell>
              <table:table-cell office:value-type="float" office:value="0.039612">
                <text:p>0.039612</text:p>
              </table:table-cell>
            </table:table-row>
            <table:table-row>
              <table:table-cell office:value-type="string">
                <text:p>3</text:p>
              </table:table-cell>
              <table:table-cell office:value-type="float" office:value="0.003">
                <text:p>0.003</text:p>
              </table:table-cell>
              <table:table-cell office:value-type="float" office:value="0.059496">
                <text:p>0.059496</text:p>
              </table:table-cell>
              <table:table-cell office:value-type="float" office:value="0.059504">
                <text:p>0.059504</text:p>
              </table:table-cell>
              <table:table-cell office:value-type="float" office:value="0.0595">
                <text:p>0.0595</text:p>
              </table:table-cell>
              <table:table-cell office:value-type="float" office:value="0.05952">
                <text:p>0.05952</text:p>
              </table:table-cell>
            </table:table-row>
            <table:table-row>
              <table:table-cell office:value-type="string">
                <text:p>4</text:p>
              </table:table-cell>
              <table:table-cell office:value-type="float" office:value="0.004">
                <text:p>0.004</text:p>
              </table:table-cell>
              <table:table-cell office:value-type="float" office:value="0.079172">
                <text:p>0.079172</text:p>
              </table:table-cell>
              <table:table-cell office:value-type="float" office:value="0.079144">
                <text:p>0.079144</text:p>
              </table:table-cell>
              <table:table-cell office:value-type="float" office:value="0.079188">
                <text:p>0.079188</text:p>
              </table:table-cell>
              <table:table-cell office:value-type="float" office:value="0.079164">
                <text:p>0.079164</text:p>
              </table:table-cell>
            </table:table-row>
            <table:table-row>
              <table:table-cell office:value-type="string">
                <text:p>5</text:p>
              </table:table-cell>
              <table:table-cell office:value-type="float" office:value="0.005">
                <text:p>0.005</text:p>
              </table:table-cell>
              <table:table-cell office:value-type="float" office:value="0.098636">
                <text:p>0.098636</text:p>
              </table:table-cell>
              <table:table-cell office:value-type="float" office:value="0.09866">
                <text:p>0.09866</text:p>
              </table:table-cell>
              <table:table-cell office:value-type="float" office:value="0.098668">
                <text:p>0.098668</text:p>
              </table:table-cell>
              <table:table-cell office:value-type="float" office:value="0.09864">
                <text:p>0.09864</text:p>
              </table:table-cell>
            </table:table-row>
            <table:table-row>
              <table:table-cell office:value-type="string">
                <text:p>6</text:p>
              </table:table-cell>
              <table:table-cell office:value-type="float" office:value="0.006">
                <text:p>0.006</text:p>
              </table:table-cell>
              <table:table-cell office:value-type="float" office:value="0.118576">
                <text:p>0.118576</text:p>
              </table:table-cell>
              <table:table-cell office:value-type="float" office:value="0.11842">
                <text:p>0.11842</text:p>
              </table:table-cell>
              <table:table-cell office:value-type="float" office:value="0.11862">
                <text:p>0.11862</text:p>
              </table:table-cell>
              <table:table-cell office:value-type="float" office:value="0.118584">
                <text:p>0.118584</text:p>
              </table:table-cell>
            </table:table-row>
            <table:table-row>
              <table:table-cell office:value-type="string">
                <text:p>7</text:p>
              </table:table-cell>
              <table:table-cell office:value-type="float" office:value="0.007">
                <text:p>0.007</text:p>
              </table:table-cell>
              <table:table-cell office:value-type="float" office:value="0.138864">
                <text:p>0.138864</text:p>
              </table:table-cell>
              <table:table-cell office:value-type="float" office:value="0.138956">
                <text:p>0.138956</text:p>
              </table:table-cell>
              <table:table-cell office:value-type="float" office:value="0.138864">
                <text:p>0.138864</text:p>
              </table:table-cell>
              <table:table-cell office:value-type="float" office:value="0.13886">
                <text:p>0.13886</text:p>
              </table:table-cell>
            </table:table-row>
            <table:table-row>
              <table:table-cell office:value-type="string">
                <text:p>8</text:p>
              </table:table-cell>
              <table:table-cell office:value-type="float" office:value="0.008">
                <text:p>0.008</text:p>
              </table:table-cell>
              <table:table-cell office:value-type="float" office:value="0.158764">
                <text:p>0.158764</text:p>
              </table:table-cell>
              <table:table-cell office:value-type="float" office:value="0.158892">
                <text:p>0.158892</text:p>
              </table:table-cell>
              <table:table-cell office:value-type="float" office:value="0.158804">
                <text:p>0.158804</text:p>
              </table:table-cell>
              <table:table-cell office:value-type="float" office:value="0.15878">
                <text:p>0.15878</text:p>
              </table:table-cell>
            </table:table-row>
            <table:table-row>
              <table:table-cell office:value-type="string">
                <text:p>9</text:p>
              </table:table-cell>
              <table:table-cell office:value-type="float" office:value="0.009">
                <text:p>0.009</text:p>
              </table:table-cell>
              <table:table-cell office:value-type="float" office:value="0.178728">
                <text:p>0.178728</text:p>
              </table:table-cell>
              <table:table-cell office:value-type="float" office:value="0.178972">
                <text:p>0.178972</text:p>
              </table:table-cell>
              <table:table-cell office:value-type="float" office:value="0.178708">
                <text:p>0.178708</text:p>
              </table:table-cell>
              <table:table-cell office:value-type="float" office:value="0.178792">
                <text:p>0.178792</text:p>
              </table:table-cell>
            </table:table-row>
            <table:table-row>
              <table:table-cell office:value-type="string">
                <text:p>10</text:p>
              </table:table-cell>
              <table:table-cell office:value-type="float" office:value="0.01">
                <text:p>0.01</text:p>
              </table:table-cell>
              <table:table-cell office:value-type="float" office:value="0.199176">
                <text:p>0.199176</text:p>
              </table:table-cell>
              <table:table-cell office:value-type="float" office:value="0.199244">
                <text:p>0.199244</text:p>
              </table:table-cell>
              <table:table-cell office:value-type="float" office:value="0.199252">
                <text:p>0.199252</text:p>
              </table:table-cell>
              <table:table-cell office:value-type="float" office:value="0.19918">
                <text:p>0.19918</text:p>
              </table:table-cell>
            </table:table-row>
            <table:table-row>
              <table:table-cell office:value-type="string">
                <text:p>11</text:p>
              </table:table-cell>
              <table:table-cell office:value-type="float" office:value="0.015">
                <text:p>0.015</text:p>
              </table:table-cell>
              <table:table-cell office:value-type="float" office:value="0.299532">
                <text:p>0.299532</text:p>
              </table:table-cell>
              <table:table-cell office:value-type="float" office:value="0.299816">
                <text:p>0.299816</text:p>
              </table:table-cell>
              <table:table-cell office:value-type="float" office:value="0.29956">
                <text:p>0.29956</text:p>
              </table:table-cell>
              <table:table-cell office:value-type="float" office:value="0.2995">
                <text:p>0.2995</text:p>
              </table:table-cell>
            </table:table-row>
            <table:table-row>
              <table:table-cell office:value-type="string">
                <text:p>12</text:p>
              </table:table-cell>
              <table:table-cell office:value-type="float" office:value="0.017">
                <text:p>0.017</text:p>
              </table:table-cell>
              <table:table-cell office:value-type="float" office:value="0.33952">
                <text:p>0.33952</text:p>
              </table:table-cell>
              <table:table-cell office:value-type="float" office:value="0.338984">
                <text:p>0.338984</text:p>
              </table:table-cell>
              <table:table-cell office:value-type="float" office:value="0.288496">
                <text:p>0.288496</text:p>
              </table:table-cell>
              <table:table-cell office:value-type="float" office:value="0.338528">
                <text:p>0.338528</text:p>
              </table:table-cell>
            </table:table-row>
            <table:table-row>
              <table:table-cell office:value-type="string">
                <text:p>13</text:p>
              </table:table-cell>
              <table:table-cell office:value-type="float" office:value="0.018">
                <text:p>0.018</text:p>
              </table:table-cell>
              <table:table-cell office:value-type="float" office:value="0.359828">
                <text:p>0.359828</text:p>
              </table:table-cell>
              <table:table-cell office:value-type="float" office:value="0.358584">
                <text:p>0.358584</text:p>
              </table:table-cell>
              <table:table-cell office:value-type="float" office:value="0.27206">
                <text:p>0.27206</text:p>
              </table:table-cell>
              <table:table-cell office:value-type="float" office:value="0.357868">
                <text:p>0.357868</text:p>
              </table:table-cell>
            </table:table-row>
            <table:table-row>
              <table:table-cell office:value-type="string">
                <text:p>14</text:p>
              </table:table-cell>
              <table:table-cell office:value-type="float" office:value="0.019">
                <text:p>0.019</text:p>
              </table:table-cell>
              <table:table-cell office:value-type="float" office:value="0.380232">
                <text:p>0.380232</text:p>
              </table:table-cell>
              <table:table-cell office:value-type="float" office:value="0.378316">
                <text:p>0.378316</text:p>
              </table:table-cell>
              <table:table-cell office:value-type="float" office:value="0.253572">
                <text:p>0.253572</text:p>
              </table:table-cell>
              <table:table-cell office:value-type="float" office:value="0.377148">
                <text:p>0.377148</text:p>
              </table:table-cell>
            </table:table-row>
            <table:table-row>
              <table:table-cell office:value-type="string">
                <text:p>15</text:p>
              </table:table-cell>
              <table:table-cell office:value-type="float" office:value="0.02">
                <text:p>0.02</text:p>
              </table:table-cell>
              <table:table-cell office:value-type="float" office:value="0.399664">
                <text:p>0.399664</text:p>
              </table:table-cell>
              <table:table-cell office:value-type="float" office:value="0.379864">
                <text:p>0.379864</text:p>
              </table:table-cell>
              <table:table-cell office:value-type="float" office:value="0.251988">
                <text:p>0.251988</text:p>
              </table:table-cell>
              <table:table-cell office:value-type="float" office:value="0.395444">
                <text:p>0.39544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auto-position="true" chart:auto-size="true" chart:treat-empty-cells="ignore" chart:spline-order="3" chart:sort-by-x-values="false" chart:right-angled-axes="true"/>
    </style:style>
    <style:style style:name="ch4" style:family="chart" style:data-style-name="N2">
      <style:chart-properties chart:display-label="true" chart:logarithmic="false" chart:minimum="0" chart:maximum="0.05"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stroke="solid" svg:stroke-width="0.088cm" svg:stroke-color="#ff420e" draw:fill-color="#ff420e" dr3d:edge-rounding="0%"/>
      <style:text-properties fo:font-size="6pt" style:font-size-asian="6pt" style:font-size-complex="6pt"/>
    </style:style>
    <style:style style:name="ch9" style:family="chart">
      <style:chart-properties chart:symbol-type="named-symbol" chart:symbol-name="arrow-down" chart:symbol-width="0.25cm" chart:symbol-height="0.25cm"/>
      <style:graphic-properties draw:stroke="solid" svg:stroke-width="0.088cm" svg:stroke-color="#ffd320" draw:fill-color="#ffd320" dr3d:edge-rounding="0%"/>
      <style:text-properties fo:font-size="6pt" style:font-size-asian="6pt" style:font-size-complex="6pt"/>
    </style:style>
    <style:style style:name="ch10" style:family="chart">
      <style:chart-properties chart:symbol-type="named-symbol" chart:symbol-name="arrow-up" chart:symbol-width="0.25cm" chart:symbol-height="0.25cm"/>
      <style:graphic-properties draw:stroke="solid" svg:stroke-width="0.088cm" svg:stroke-color="#579d1c" draw:fill-color="#579d1c"/>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7.157cm" svg:height="11.082cm" chart:class="chart:scatter" chart:style-name="ch1">
        <chart:legend chart:legend-position="end" svg:x="15.983cm" svg:y="4.711cm" chart:style-name="ch2"/>
        <chart:plot-area chart:style-name="ch3" chart:data-source-has-labels="both" svg:x="0.343cm" svg:y="0.221cm" svg:width="15.298cm" svg:height="10.419cm">
          <chart:axis chart:dimension="x" chart:name="primary-x" chart:style-name="ch4">
            <chart:categories table:cell-range-address="local-table.$A$2:.$A$15"/>
          </chart:axis>
          <chart:axis chart:dimension="y" chart:name="primary-y" chart:style-name="ch5">
            <chart:grid chart:style-name="ch6" chart:class="major"/>
          </chart:axis>
          <chart:series chart:style-name="ch7" chart:values-cell-range-address="local-table.$C$2:.$C$15" chart:label-cell-address="local-table.$C$1" chart:class="chart:scatter">
            <chart:domain table:cell-range-address="local-table.$B$2:.$B$15"/>
            <chart:data-point chart:repeated="14"/>
          </chart:series>
          <chart:series chart:style-name="ch8" chart:values-cell-range-address="local-table.$D$2:.$D$15" chart:label-cell-address="local-table.$D$1" chart:class="chart:scatter">
            <chart:data-point chart:repeated="14"/>
          </chart:series>
          <chart:series chart:style-name="ch9" chart:values-cell-range-address="local-table.$E$2:.$E$15" chart:label-cell-address="local-table.$E$1" chart:class="chart:scatter">
            <chart:data-point chart:repeated="14"/>
          </chart:series>
          <chart:series chart:style-name="ch10" chart:values-cell-range-address="local-table.$F$2:.$F$15" chart:label-cell-address="local-table.$F$1" chart:class="chart:scatter">
            <chart:data-point chart:repeated="14"/>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text:p>
              </table:table-cell>
              <table:table-cell office:value-type="string">
                <text:p>P</text:p>
              </table:table-cell>
              <table:table-cell office:value-type="string">
                <text:p>I</text:p>
              </table:table-cell>
              <table:table-cell office:value-type="string">
                <text:p>B</text:p>
              </table:table-cell>
            </table:table-row>
          </table:table-header-rows>
          <table:table-rows>
            <table:table-row>
              <table:table-cell office:value-type="string">
                <text:p>1</text:p>
              </table:table-cell>
              <table:table-cell office:value-type="float" office:value="0.001">
                <text:p>0.001</text:p>
              </table:table-cell>
              <table:table-cell office:value-type="float" office:value="10.542121">
                <text:p>10.542121</text:p>
              </table:table-cell>
              <table:table-cell office:value-type="float" office:value="1.430182">
                <text:p>1.430182</text:p>
              </table:table-cell>
              <table:table-cell office:value-type="float" office:value="1.226683">
                <text:p>1.226683</text:p>
              </table:table-cell>
              <table:table-cell office:value-type="float" office:value="1.063026">
                <text:p>1.063026</text:p>
              </table:table-cell>
            </table:table-row>
            <table:table-row>
              <table:table-cell office:value-type="string">
                <text:p>2</text:p>
              </table:table-cell>
              <table:table-cell office:value-type="float" office:value="0.002">
                <text:p>0.002</text:p>
              </table:table-cell>
              <table:table-cell office:value-type="float" office:value="10.857864">
                <text:p>10.857864</text:p>
              </table:table-cell>
              <table:table-cell office:value-type="float" office:value="2.02611">
                <text:p>2.02611</text:p>
              </table:table-cell>
              <table:table-cell office:value-type="float" office:value="1.484938">
                <text:p>1.484938</text:p>
              </table:table-cell>
              <table:table-cell office:value-type="float" office:value="1.154172">
                <text:p>1.154172</text:p>
              </table:table-cell>
            </table:table-row>
            <table:table-row>
              <table:table-cell office:value-type="string">
                <text:p>3</text:p>
              </table:table-cell>
              <table:table-cell office:value-type="float" office:value="0.003">
                <text:p>0.003</text:p>
              </table:table-cell>
              <table:table-cell office:value-type="float" office:value="11.034711">
                <text:p>11.034711</text:p>
              </table:table-cell>
              <table:table-cell office:value-type="float" office:value="2.523955">
                <text:p>2.523955</text:p>
              </table:table-cell>
              <table:table-cell office:value-type="float" office:value="1.773975">
                <text:p>1.773975</text:p>
              </table:table-cell>
              <table:table-cell office:value-type="float" office:value="1.281645">
                <text:p>1.281645</text:p>
              </table:table-cell>
            </table:table-row>
            <table:table-row>
              <table:table-cell office:value-type="string">
                <text:p>4</text:p>
              </table:table-cell>
              <table:table-cell office:value-type="float" office:value="0.004">
                <text:p>0.004</text:p>
              </table:table-cell>
              <table:table-cell office:value-type="float" office:value="11.235039">
                <text:p>11.235039</text:p>
              </table:table-cell>
              <table:table-cell office:value-type="float" office:value="2.915689">
                <text:p>2.915689</text:p>
              </table:table-cell>
              <table:table-cell office:value-type="float" office:value="2.027137">
                <text:p>2.027137</text:p>
              </table:table-cell>
              <table:table-cell office:value-type="float" office:value="1.374942">
                <text:p>1.374942</text:p>
              </table:table-cell>
            </table:table-row>
            <table:table-row>
              <table:table-cell office:value-type="string">
                <text:p>5</text:p>
              </table:table-cell>
              <table:table-cell office:value-type="float" office:value="0.005">
                <text:p>0.005</text:p>
              </table:table-cell>
              <table:table-cell office:value-type="float" office:value="11.496101">
                <text:p>11.496101</text:p>
              </table:table-cell>
              <table:table-cell office:value-type="float" office:value="3.729597">
                <text:p>3.729597</text:p>
              </table:table-cell>
              <table:table-cell office:value-type="float" office:value="2.294533">
                <text:p>2.294533</text:p>
              </table:table-cell>
              <table:table-cell office:value-type="float" office:value="1.506597">
                <text:p>1.506597</text:p>
              </table:table-cell>
            </table:table-row>
            <table:table-row>
              <table:table-cell office:value-type="string">
                <text:p>6</text:p>
              </table:table-cell>
              <table:table-cell office:value-type="float" office:value="0.006">
                <text:p>0.006</text:p>
              </table:table-cell>
              <table:table-cell office:value-type="float" office:value="11.735053">
                <text:p>11.735053</text:p>
              </table:table-cell>
              <table:table-cell office:value-type="float" office:value="4.230441">
                <text:p>4.230441</text:p>
              </table:table-cell>
              <table:table-cell office:value-type="float" office:value="2.650681">
                <text:p>2.650681</text:p>
              </table:table-cell>
              <table:table-cell office:value-type="float" office:value="1.659447">
                <text:p>1.659447</text:p>
              </table:table-cell>
            </table:table-row>
            <table:table-row>
              <table:table-cell office:value-type="string">
                <text:p>7</text:p>
              </table:table-cell>
              <table:table-cell office:value-type="float" office:value="0.007">
                <text:p>0.007</text:p>
              </table:table-cell>
              <table:table-cell office:value-type="float" office:value="11.968849">
                <text:p>11.968849</text:p>
              </table:table-cell>
              <table:table-cell office:value-type="float" office:value="5.117397">
                <text:p>5.117397</text:p>
              </table:table-cell>
              <table:table-cell office:value-type="float" office:value="2.991016">
                <text:p>2.991016</text:p>
              </table:table-cell>
              <table:table-cell office:value-type="float" office:value="1.861234">
                <text:p>1.861234</text:p>
              </table:table-cell>
            </table:table-row>
            <table:table-row>
              <table:table-cell office:value-type="string">
                <text:p>8</text:p>
              </table:table-cell>
              <table:table-cell office:value-type="float" office:value="0.008">
                <text:p>0.008</text:p>
              </table:table-cell>
              <table:table-cell office:value-type="float" office:value="12.225883">
                <text:p>12.225883</text:p>
              </table:table-cell>
              <table:table-cell office:value-type="float" office:value="6.167001">
                <text:p>6.167001</text:p>
              </table:table-cell>
              <table:table-cell office:value-type="float" office:value="3.541008">
                <text:p>3.541008</text:p>
              </table:table-cell>
              <table:table-cell office:value-type="float" office:value="2.187665">
                <text:p>2.187665</text:p>
              </table:table-cell>
            </table:table-row>
            <table:table-row>
              <table:table-cell office:value-type="string">
                <text:p>9</text:p>
              </table:table-cell>
              <table:table-cell office:value-type="float" office:value="0.009">
                <text:p>0.009</text:p>
              </table:table-cell>
              <table:table-cell office:value-type="float" office:value="12.535601">
                <text:p>12.535601</text:p>
              </table:table-cell>
              <table:table-cell office:value-type="float" office:value="7.150185">
                <text:p>7.150185</text:p>
              </table:table-cell>
              <table:table-cell office:value-type="float" office:value="3.930656">
                <text:p>3.930656</text:p>
              </table:table-cell>
              <table:table-cell office:value-type="float" office:value="2.532361">
                <text:p>2.532361</text:p>
              </table:table-cell>
            </table:table-row>
            <table:table-row>
              <table:table-cell office:value-type="string">
                <text:p>10</text:p>
              </table:table-cell>
              <table:table-cell office:value-type="float" office:value="0.01">
                <text:p>0.01</text:p>
              </table:table-cell>
              <table:table-cell office:value-type="float" office:value="12.872375">
                <text:p>12.872375</text:p>
              </table:table-cell>
              <table:table-cell office:value-type="float" office:value="8.487443">
                <text:p>8.487443</text:p>
              </table:table-cell>
              <table:table-cell office:value-type="float" office:value="4.624124">
                <text:p>4.624124</text:p>
              </table:table-cell>
              <table:table-cell office:value-type="float" office:value="3.608164">
                <text:p>3.608164</text:p>
              </table:table-cell>
            </table:table-row>
            <table:table-row>
              <table:table-cell office:value-type="string">
                <text:p>11</text:p>
              </table:table-cell>
              <table:table-cell office:value-type="float" office:value="0.02">
                <text:p>0.02</text:p>
              </table:table-cell>
              <table:table-cell office:value-type="float" office:value="16.798908">
                <text:p>16.798908</text:p>
              </table:table-cell>
              <table:table-cell office:value-type="float" office:value="1034.346402">
                <text:p>1034.346402</text:p>
              </table:table-cell>
              <table:table-cell office:value-type="float" office:value="8927.989161">
                <text:p>8927.989161</text:p>
              </table:table-cell>
              <table:table-cell office:value-type="float" office:value="539.815504">
                <text:p>539.815504</text:p>
              </table:table-cell>
            </table:table-row>
            <table:table-row>
              <table:table-cell office:value-type="string">
                <text:p>12</text:p>
              </table:table-cell>
              <table:table-cell office:value-type="float" office:value="0.03">
                <text:p>0.03</text:p>
              </table:table-cell>
              <table:table-cell office:value-type="float" office:value="24.628745">
                <text:p>24.628745</text:p>
              </table:table-cell>
              <table:table-cell office:value-type="float" office:value="9156.333487">
                <text:p>9156.333487</text:p>
              </table:table-cell>
              <table:table-cell office:value-type="float" office:value="14417.991283">
                <text:p>14417.991283</text:p>
              </table:table-cell>
              <table:table-cell office:value-type="float" office:value="2134.079945">
                <text:p>2134.079945</text:p>
              </table:table-cell>
            </table:table-row>
            <table:table-row>
              <table:table-cell office:value-type="string">
                <text:p>13</text:p>
              </table:table-cell>
              <table:table-cell office:value-type="float" office:value="0.04">
                <text:p>0.04</text:p>
              </table:table-cell>
              <table:table-cell office:value-type="float" office:value="47.509933">
                <text:p>47.509933</text:p>
              </table:table-cell>
              <table:table-cell office:value-type="float" office:value="13075.042958">
                <text:p>13075.042958</text:p>
              </table:table-cell>
              <table:table-cell office:value-type="float" office:value="16990.398788">
                <text:p>16990.398788</text:p>
              </table:table-cell>
              <table:table-cell office:value-type="float" office:value="3792.902784">
                <text:p>3792.902784</text:p>
              </table:table-cell>
            </table:table-row>
            <table:table-row>
              <table:table-cell office:value-type="string">
                <text:p>14</text:p>
              </table:table-cell>
              <table:table-cell office:value-type="float" office:value="0.05">
                <text:p>0.05</text:p>
              </table:table-cell>
              <table:table-cell office:value-type="float" office:value="506.978936">
                <text:p>506.978936</text:p>
              </table:table-cell>
              <table:table-cell office:value-type="float" office:value="15437.315472">
                <text:p>15437.315472</text:p>
              </table:table-cell>
              <table:table-cell office:value-type="float" office:value="18618.000772">
                <text:p>18618.000772</text:p>
              </table:table-cell>
              <table:table-cell office:value-type="float" office:value="5589.380135">
                <text:p>5589.38013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117">
      <number:number number:decimal-places="3"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auto-position="true" chart:auto-size="true" chart:treat-empty-cells="ignore" chart:spline-order="3" chart:sort-by-x-values="false" chart:right-angled-axes="true"/>
    </style:style>
    <style:style style:name="ch4" style:family="chart" style:data-style-name="N117">
      <style:chart-properties chart:display-label="true" chart:logarithmic="false" chart:maximum="0.011" chart:interval-major="0.001" chart:interval-minor-divisor="10"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stroke="solid" svg:stroke-width="0.088cm" svg:stroke-color="#ff420e" draw:fill-color="#ff420e" dr3d:edge-rounding="0%"/>
      <style:text-properties fo:font-size="6pt" style:font-size-asian="6pt" style:font-size-complex="6pt"/>
    </style:style>
    <style:style style:name="ch9" style:family="chart">
      <style:chart-properties chart:symbol-type="named-symbol" chart:symbol-name="arrow-down" chart:symbol-width="0.25cm" chart:symbol-height="0.25cm"/>
      <style:graphic-properties draw:stroke="solid" svg:stroke-width="0.088cm" svg:stroke-color="#ffd320" draw:fill-color="#ffd320" dr3d:edge-rounding="0%"/>
      <style:text-properties fo:font-size="6pt" style:font-size-asian="6pt" style:font-size-complex="6pt"/>
    </style:style>
    <style:style style:name="ch10" style:family="chart">
      <style:chart-properties chart:symbol-type="named-symbol" chart:symbol-name="arrow-up" chart:symbol-width="0.25cm" chart:symbol-height="0.25cm"/>
      <style:graphic-properties draw:stroke="solid" svg:stroke-width="0.088cm" svg:stroke-color="#579d1c" draw:fill-color="#579d1c"/>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7.612cm" svg:height="11.689cm" chart:class="chart:scatter" chart:style-name="ch1">
        <chart:legend chart:legend-position="end" svg:x="16.429cm" svg:y="5.014cm" chart:style-name="ch2"/>
        <chart:plot-area chart:style-name="ch3" chart:data-source-has-labels="both" svg:x="0.352cm" svg:y="0.233cm" svg:width="15.726cm" svg:height="10.99cm">
          <chart:axis chart:dimension="x" chart:name="primary-x" chart:style-name="ch4">
            <chart:categories table:cell-range-address="local-table.$A$2:.$A$11"/>
          </chart:axis>
          <chart:axis chart:dimension="y" chart:name="primary-y" chart:style-name="ch5">
            <chart:grid chart:style-name="ch6" chart:class="major"/>
          </chart:axis>
          <chart:series chart:style-name="ch7" chart:values-cell-range-address="local-table.$C$2:.$C$11" chart:label-cell-address="local-table.$C$1" chart:class="chart:scatter">
            <chart:domain table:cell-range-address="local-table.$B$2:.$B$11"/>
            <chart:data-point chart:repeated="10"/>
          </chart:series>
          <chart:series chart:style-name="ch8" chart:values-cell-range-address="local-table.$D$2:.$D$11" chart:label-cell-address="local-table.$D$1" chart:class="chart:scatter">
            <chart:data-point chart:repeated="10"/>
          </chart:series>
          <chart:series chart:style-name="ch9" chart:values-cell-range-address="local-table.$E$2:.$E$11" chart:label-cell-address="local-table.$E$1" chart:class="chart:scatter">
            <chart:data-point chart:repeated="10"/>
          </chart:series>
          <chart:series chart:style-name="ch10" chart:values-cell-range-address="local-table.$F$2:.$F$11" chart:label-cell-address="local-table.$F$1"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text:p>
              </table:table-cell>
              <table:table-cell office:value-type="string">
                <text:p>P</text:p>
              </table:table-cell>
              <table:table-cell office:value-type="string">
                <text:p>I</text:p>
              </table:table-cell>
              <table:table-cell office:value-type="string">
                <text:p>B</text:p>
              </table:table-cell>
            </table:table-row>
          </table:table-header-rows>
          <table:table-rows>
            <table:table-row>
              <table:table-cell office:value-type="string">
                <text:p>1</text:p>
              </table:table-cell>
              <table:table-cell office:value-type="float" office:value="0.001">
                <text:p>0.001</text:p>
              </table:table-cell>
              <table:table-cell office:value-type="float" office:value="10.542121">
                <text:p>10.542121</text:p>
              </table:table-cell>
              <table:table-cell office:value-type="float" office:value="1.430182">
                <text:p>1.430182</text:p>
              </table:table-cell>
              <table:table-cell office:value-type="float" office:value="1.226683">
                <text:p>1.226683</text:p>
              </table:table-cell>
              <table:table-cell office:value-type="float" office:value="1.063026">
                <text:p>1.063026</text:p>
              </table:table-cell>
            </table:table-row>
            <table:table-row>
              <table:table-cell office:value-type="string">
                <text:p>2</text:p>
              </table:table-cell>
              <table:table-cell office:value-type="float" office:value="0.002">
                <text:p>0.002</text:p>
              </table:table-cell>
              <table:table-cell office:value-type="float" office:value="10.857864">
                <text:p>10.857864</text:p>
              </table:table-cell>
              <table:table-cell office:value-type="float" office:value="2.02611">
                <text:p>2.02611</text:p>
              </table:table-cell>
              <table:table-cell office:value-type="float" office:value="1.484938">
                <text:p>1.484938</text:p>
              </table:table-cell>
              <table:table-cell office:value-type="float" office:value="1.154172">
                <text:p>1.154172</text:p>
              </table:table-cell>
            </table:table-row>
            <table:table-row>
              <table:table-cell office:value-type="string">
                <text:p>3</text:p>
              </table:table-cell>
              <table:table-cell office:value-type="float" office:value="0.003">
                <text:p>0.003</text:p>
              </table:table-cell>
              <table:table-cell office:value-type="float" office:value="11.034711">
                <text:p>11.034711</text:p>
              </table:table-cell>
              <table:table-cell office:value-type="float" office:value="2.523955">
                <text:p>2.523955</text:p>
              </table:table-cell>
              <table:table-cell office:value-type="float" office:value="1.773975">
                <text:p>1.773975</text:p>
              </table:table-cell>
              <table:table-cell office:value-type="float" office:value="1.281645">
                <text:p>1.281645</text:p>
              </table:table-cell>
            </table:table-row>
            <table:table-row>
              <table:table-cell office:value-type="string">
                <text:p>4</text:p>
              </table:table-cell>
              <table:table-cell office:value-type="float" office:value="0.004">
                <text:p>0.004</text:p>
              </table:table-cell>
              <table:table-cell office:value-type="float" office:value="11.235039">
                <text:p>11.235039</text:p>
              </table:table-cell>
              <table:table-cell office:value-type="float" office:value="2.915689">
                <text:p>2.915689</text:p>
              </table:table-cell>
              <table:table-cell office:value-type="float" office:value="2.027137">
                <text:p>2.027137</text:p>
              </table:table-cell>
              <table:table-cell office:value-type="float" office:value="1.374942">
                <text:p>1.374942</text:p>
              </table:table-cell>
            </table:table-row>
            <table:table-row>
              <table:table-cell office:value-type="string">
                <text:p>5</text:p>
              </table:table-cell>
              <table:table-cell office:value-type="float" office:value="0.005">
                <text:p>0.005</text:p>
              </table:table-cell>
              <table:table-cell office:value-type="float" office:value="11.496101">
                <text:p>11.496101</text:p>
              </table:table-cell>
              <table:table-cell office:value-type="float" office:value="3.729597">
                <text:p>3.729597</text:p>
              </table:table-cell>
              <table:table-cell office:value-type="float" office:value="2.294533">
                <text:p>2.294533</text:p>
              </table:table-cell>
              <table:table-cell office:value-type="float" office:value="1.506597">
                <text:p>1.506597</text:p>
              </table:table-cell>
            </table:table-row>
            <table:table-row>
              <table:table-cell office:value-type="string">
                <text:p>6</text:p>
              </table:table-cell>
              <table:table-cell office:value-type="float" office:value="0.006">
                <text:p>0.006</text:p>
              </table:table-cell>
              <table:table-cell office:value-type="float" office:value="11.735053">
                <text:p>11.735053</text:p>
              </table:table-cell>
              <table:table-cell office:value-type="float" office:value="4.230441">
                <text:p>4.230441</text:p>
              </table:table-cell>
              <table:table-cell office:value-type="float" office:value="2.650681">
                <text:p>2.650681</text:p>
              </table:table-cell>
              <table:table-cell office:value-type="float" office:value="1.659447">
                <text:p>1.659447</text:p>
              </table:table-cell>
            </table:table-row>
            <table:table-row>
              <table:table-cell office:value-type="string">
                <text:p>7</text:p>
              </table:table-cell>
              <table:table-cell office:value-type="float" office:value="0.007">
                <text:p>0.007</text:p>
              </table:table-cell>
              <table:table-cell office:value-type="float" office:value="11.968849">
                <text:p>11.968849</text:p>
              </table:table-cell>
              <table:table-cell office:value-type="float" office:value="5.117397">
                <text:p>5.117397</text:p>
              </table:table-cell>
              <table:table-cell office:value-type="float" office:value="2.991016">
                <text:p>2.991016</text:p>
              </table:table-cell>
              <table:table-cell office:value-type="float" office:value="1.861234">
                <text:p>1.861234</text:p>
              </table:table-cell>
            </table:table-row>
            <table:table-row>
              <table:table-cell office:value-type="string">
                <text:p>8</text:p>
              </table:table-cell>
              <table:table-cell office:value-type="float" office:value="0.008">
                <text:p>0.008</text:p>
              </table:table-cell>
              <table:table-cell office:value-type="float" office:value="12.225883">
                <text:p>12.225883</text:p>
              </table:table-cell>
              <table:table-cell office:value-type="float" office:value="6.167001">
                <text:p>6.167001</text:p>
              </table:table-cell>
              <table:table-cell office:value-type="float" office:value="3.541008">
                <text:p>3.541008</text:p>
              </table:table-cell>
              <table:table-cell office:value-type="float" office:value="2.187665">
                <text:p>2.187665</text:p>
              </table:table-cell>
            </table:table-row>
            <table:table-row>
              <table:table-cell office:value-type="string">
                <text:p>9</text:p>
              </table:table-cell>
              <table:table-cell office:value-type="float" office:value="0.009">
                <text:p>0.009</text:p>
              </table:table-cell>
              <table:table-cell office:value-type="float" office:value="12.535601">
                <text:p>12.535601</text:p>
              </table:table-cell>
              <table:table-cell office:value-type="float" office:value="7.150185">
                <text:p>7.150185</text:p>
              </table:table-cell>
              <table:table-cell office:value-type="float" office:value="3.930656">
                <text:p>3.930656</text:p>
              </table:table-cell>
              <table:table-cell office:value-type="float" office:value="2.532361">
                <text:p>2.532361</text:p>
              </table:table-cell>
            </table:table-row>
            <table:table-row>
              <table:table-cell office:value-type="string">
                <text:p>10</text:p>
              </table:table-cell>
              <table:table-cell office:value-type="float" office:value="0.01">
                <text:p>0.01</text:p>
              </table:table-cell>
              <table:table-cell office:value-type="float" office:value="12.872375">
                <text:p>12.872375</text:p>
              </table:table-cell>
              <table:table-cell office:value-type="float" office:value="8.487443">
                <text:p>8.487443</text:p>
              </table:table-cell>
              <table:table-cell office:value-type="float" office:value="4.624124">
                <text:p>4.624124</text:p>
              </table:table-cell>
              <table:table-cell office:value-type="float" office:value="3.608164">
                <text:p>3.60816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auto-position="true" chart:auto-size="true" chart:treat-empty-cells="ignore" chart:spline-order="3" chart:sort-by-x-values="false" chart:right-angled-axes="true"/>
    </style:style>
    <style:style style:name="ch4"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7.716cm" svg:height="12.689cm" chart:class="chart:scatter" chart:style-name="ch1">
        <chart:legend chart:legend-position="end" svg:x="16.531cm" svg:y="6.066cm" chart:style-name="ch2"/>
        <chart:plot-area chart:style-name="ch3" chart:data-source-has-labels="both" svg:x="0.354cm" svg:y="0.253cm" svg:width="15.824cm" svg:height="11.93cm">
          <chart:axis chart:dimension="x" chart:name="primary-x" chart:style-name="ch4">
            <chart:categories table:cell-range-address="local-table.$A$2:.$A$19"/>
          </chart:axis>
          <chart:axis chart:dimension="y" chart:name="primary-y" chart:style-name="ch5">
            <chart:grid chart:style-name="ch6" chart:class="major"/>
          </chart:axis>
          <chart:series chart:style-name="ch7" chart:values-cell-range-address="local-table.$C$2:.$C$19" chart:label-cell-address="local-table.$C$1" chart:class="chart:scatter">
            <chart:domain table:cell-range-address="local-table.$B$2:.$B$19"/>
            <chart:data-point chart:repeated="1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text:p>
              </table:table-cell>
            </table:table-row>
          </table:table-header-rows>
          <table:table-rows>
            <table:table-row>
              <table:table-cell office:value-type="string">
                <text:p>1</text:p>
              </table:table-cell>
              <table:table-cell office:value-type="float" office:value="0.001">
                <text:p>0.001</text:p>
              </table:table-cell>
              <table:table-cell office:value-type="float" office:value="10.542121">
                <text:p>10.542121</text:p>
              </table:table-cell>
            </table:table-row>
            <table:table-row>
              <table:table-cell office:value-type="string">
                <text:p>2</text:p>
              </table:table-cell>
              <table:table-cell office:value-type="float" office:value="0.002">
                <text:p>0.002</text:p>
              </table:table-cell>
              <table:table-cell office:value-type="float" office:value="10.857864">
                <text:p>10.857864</text:p>
              </table:table-cell>
            </table:table-row>
            <table:table-row>
              <table:table-cell office:value-type="string">
                <text:p>3</text:p>
              </table:table-cell>
              <table:table-cell office:value-type="float" office:value="0.003">
                <text:p>0.003</text:p>
              </table:table-cell>
              <table:table-cell office:value-type="float" office:value="11.034711">
                <text:p>11.034711</text:p>
              </table:table-cell>
            </table:table-row>
            <table:table-row>
              <table:table-cell office:value-type="string">
                <text:p>4</text:p>
              </table:table-cell>
              <table:table-cell office:value-type="float" office:value="0.004">
                <text:p>0.004</text:p>
              </table:table-cell>
              <table:table-cell office:value-type="float" office:value="11.235039">
                <text:p>11.235039</text:p>
              </table:table-cell>
            </table:table-row>
            <table:table-row>
              <table:table-cell office:value-type="string">
                <text:p>5</text:p>
              </table:table-cell>
              <table:table-cell office:value-type="float" office:value="0.005">
                <text:p>0.005</text:p>
              </table:table-cell>
              <table:table-cell office:value-type="float" office:value="11.496101">
                <text:p>11.496101</text:p>
              </table:table-cell>
            </table:table-row>
            <table:table-row>
              <table:table-cell office:value-type="string">
                <text:p>6</text:p>
              </table:table-cell>
              <table:table-cell office:value-type="float" office:value="0.006">
                <text:p>0.006</text:p>
              </table:table-cell>
              <table:table-cell office:value-type="float" office:value="11.735053">
                <text:p>11.735053</text:p>
              </table:table-cell>
            </table:table-row>
            <table:table-row>
              <table:table-cell office:value-type="string">
                <text:p>7</text:p>
              </table:table-cell>
              <table:table-cell office:value-type="float" office:value="0.007">
                <text:p>0.007</text:p>
              </table:table-cell>
              <table:table-cell office:value-type="float" office:value="11.968849">
                <text:p>11.968849</text:p>
              </table:table-cell>
            </table:table-row>
            <table:table-row>
              <table:table-cell office:value-type="string">
                <text:p>8</text:p>
              </table:table-cell>
              <table:table-cell office:value-type="float" office:value="0.008">
                <text:p>0.008</text:p>
              </table:table-cell>
              <table:table-cell office:value-type="float" office:value="12.225883">
                <text:p>12.225883</text:p>
              </table:table-cell>
            </table:table-row>
            <table:table-row>
              <table:table-cell office:value-type="string">
                <text:p>9</text:p>
              </table:table-cell>
              <table:table-cell office:value-type="float" office:value="0.009">
                <text:p>0.009</text:p>
              </table:table-cell>
              <table:table-cell office:value-type="float" office:value="12.535601">
                <text:p>12.535601</text:p>
              </table:table-cell>
            </table:table-row>
            <table:table-row>
              <table:table-cell office:value-type="string">
                <text:p>10</text:p>
              </table:table-cell>
              <table:table-cell office:value-type="float" office:value="0.01">
                <text:p>0.01</text:p>
              </table:table-cell>
              <table:table-cell office:value-type="float" office:value="12.872375">
                <text:p>12.872375</text:p>
              </table:table-cell>
            </table:table-row>
            <table:table-row>
              <table:table-cell office:value-type="string">
                <text:p>11</text:p>
              </table:table-cell>
              <table:table-cell office:value-type="float" office:value="0.015">
                <text:p>0.015</text:p>
              </table:table-cell>
              <table:table-cell office:value-type="float" office:value="14.526127">
                <text:p>14.526127</text:p>
              </table:table-cell>
            </table:table-row>
            <table:table-row>
              <table:table-cell office:value-type="string">
                <text:p>12</text:p>
              </table:table-cell>
              <table:table-cell office:value-type="float" office:value="0.017">
                <text:p>0.017</text:p>
              </table:table-cell>
              <table:table-cell office:value-type="float" office:value="15.357761">
                <text:p>15.357761</text:p>
              </table:table-cell>
            </table:table-row>
            <table:table-row>
              <table:table-cell office:value-type="string">
                <text:p>13</text:p>
              </table:table-cell>
              <table:table-cell office:value-type="float" office:value="0.018">
                <text:p>0.018</text:p>
              </table:table-cell>
              <table:table-cell office:value-type="float" office:value="15.806143">
                <text:p>15.806143</text:p>
              </table:table-cell>
            </table:table-row>
            <table:table-row>
              <table:table-cell office:value-type="string">
                <text:p>14</text:p>
              </table:table-cell>
              <table:table-cell office:value-type="float" office:value="0.019">
                <text:p>0.019</text:p>
              </table:table-cell>
              <table:table-cell office:value-type="float" office:value="16.297781">
                <text:p>16.297781</text:p>
              </table:table-cell>
            </table:table-row>
            <table:table-row>
              <table:table-cell office:value-type="string">
                <text:p>15</text:p>
              </table:table-cell>
              <table:table-cell office:value-type="float" office:value="0.02">
                <text:p>0.02</text:p>
              </table:table-cell>
              <table:table-cell office:value-type="float" office:value="16.798908">
                <text:p>16.798908</text:p>
              </table:table-cell>
            </table:table-row>
            <table:table-row>
              <table:table-cell office:value-type="string">
                <text:p>16</text:p>
              </table:table-cell>
              <table:table-cell office:value-type="float" office:value="0.03">
                <text:p>0.03</text:p>
              </table:table-cell>
              <table:table-cell office:value-type="float" office:value="24.628745">
                <text:p>24.628745</text:p>
              </table:table-cell>
            </table:table-row>
            <table:table-row>
              <table:table-cell office:value-type="string">
                <text:p>17</text:p>
              </table:table-cell>
              <table:table-cell office:value-type="float" office:value="0.04">
                <text:p>0.04</text:p>
              </table:table-cell>
              <table:table-cell office:value-type="float" office:value="47.509933">
                <text:p>47.509933</text:p>
              </table:table-cell>
            </table:table-row>
            <table:table-row>
              <table:table-cell office:value-type="string">
                <text:p>18</text:p>
              </table:table-cell>
              <table:table-cell office:value-type="float" office:value="0.05">
                <text:p>0.05</text:p>
              </table:table-cell>
              <table:table-cell office:value-type="float" office:value="506.978936">
                <text:p>506.9789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547in"/>
    </style:style>
    <style:style style:name="co3" style:family="table-column">
      <style:table-column-properties fo:break-before="auto" style:column-width="1.1929in"/>
    </style:style>
    <style:style style:name="co4" style:family="table-column">
      <style:table-column-properties fo:break-before="auto" style:column-width="1.1437in"/>
    </style:style>
    <style:style style:name="ro1" style:family="table-row">
      <style:table-row-properties style:row-height="0.1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row table:style-name="ro1">
          <table:table-cell/>
          <table:table-cell office:value-type="string">
            <text:p>p</text:p>
          </table:table-cell>
          <table:table-cell office:value-type="string">
            <text:p>Throughput</text:p>
          </table:table-cell>
          <table:table-cell office:value-type="string">
            <text:p>Confidence</text:p>
          </table:table-cell>
          <table:table-cell office:value-type="string">
            <text:p>Interval</text:p>
          </table:table-cell>
          <table:table-cell office:value-type="string">
            <text:p>Avg. Delay</text:p>
          </table:table-cell>
          <table:table-cell office:value-type="string">
            <text:p>Confidence</text:p>
          </table:table-cell>
          <table:table-cell office:value-type="string">
            <text:p>Interval</text:p>
          </table:table-cell>
        </table:table-row>
        <table:table-row table:style-name="ro1">
          <table:table-cell/>
          <table:table-cell office:value-type="float" office:value="0.001">
            <text:p>0.001000</text:p>
          </table:table-cell>
          <table:table-cell office:value-type="float" office:value="0.020084">
            <text:p>0.020084</text:p>
          </table:table-cell>
          <table:table-cell office:value-type="float" office:value="0.019185">
            <text:p>0.019185</text:p>
          </table:table-cell>
          <table:table-cell office:value-type="float" office:value="0.020983">
            <text:p>0.020983</text:p>
          </table:table-cell>
          <table:table-cell office:value-type="float" office:value="10.542121">
            <text:p>10.542121</text:p>
          </table:table-cell>
          <table:table-cell office:value-type="float" office:value="9.867815">
            <text:p>9.867815</text:p>
          </table:table-cell>
          <table:table-cell office:value-type="float" office:value="11.216427">
            <text:p>11.216427</text:p>
          </table:table-cell>
        </table:table-row>
        <table:table-row table:style-name="ro1">
          <table:table-cell/>
          <table:table-cell office:value-type="float" office:value="0.002">
            <text:p>0.002000</text:p>
          </table:table-cell>
          <table:table-cell office:value-type="float" office:value="0.039608">
            <text:p>0.039608</text:p>
          </table:table-cell>
          <table:table-cell office:value-type="float" office:value="0.038198">
            <text:p>0.038198</text:p>
          </table:table-cell>
          <table:table-cell office:value-type="float" office:value="0.041018">
            <text:p>0.041018</text:p>
          </table:table-cell>
          <table:table-cell office:value-type="float" office:value="10.857864">
            <text:p>10.857864</text:p>
          </table:table-cell>
          <table:table-cell office:value-type="float" office:value="10.616056">
            <text:p>10.616056</text:p>
          </table:table-cell>
          <table:table-cell office:value-type="float" office:value="11.099673">
            <text:p>11.099673</text:p>
          </table:table-cell>
        </table:table-row>
        <table:table-row table:style-name="ro1">
          <table:table-cell/>
          <table:table-cell office:value-type="float" office:value="0.003">
            <text:p>0.003000</text:p>
          </table:table-cell>
          <table:table-cell office:value-type="float" office:value="0.059496">
            <text:p>0.059496</text:p>
          </table:table-cell>
          <table:table-cell office:value-type="float" office:value="0.057845">
            <text:p>0.057845</text:p>
          </table:table-cell>
          <table:table-cell office:value-type="float" office:value="0.061147">
            <text:p>0.061147</text:p>
          </table:table-cell>
          <table:table-cell office:value-type="float" office:value="11.034711">
            <text:p>11.034711</text:p>
          </table:table-cell>
          <table:table-cell office:value-type="float" office:value="10.756354">
            <text:p>10.756354</text:p>
          </table:table-cell>
          <table:table-cell office:value-type="float" office:value="11.313068">
            <text:p>11.313068</text:p>
          </table:table-cell>
        </table:table-row>
        <table:table-row table:style-name="ro1">
          <table:table-cell/>
          <table:table-cell office:value-type="float" office:value="0.004">
            <text:p>0.004000</text:p>
          </table:table-cell>
          <table:table-cell office:value-type="float" office:value="0.079172">
            <text:p>0.079172</text:p>
          </table:table-cell>
          <table:table-cell office:value-type="float" office:value="0.075182">
            <text:p>0.075182</text:p>
          </table:table-cell>
          <table:table-cell office:value-type="float" office:value="0.083162">
            <text:p>0.083162</text:p>
          </table:table-cell>
          <table:table-cell office:value-type="float" office:value="11.235039">
            <text:p>11.235039</text:p>
          </table:table-cell>
          <table:table-cell office:value-type="float" office:value="10.898932">
            <text:p>10.898932</text:p>
          </table:table-cell>
          <table:table-cell office:value-type="float" office:value="11.571147">
            <text:p>11.571147</text:p>
          </table:table-cell>
        </table:table-row>
        <table:table-row table:style-name="ro1">
          <table:table-cell/>
          <table:table-cell office:value-type="float" office:value="0.005">
            <text:p>0.005000</text:p>
          </table:table-cell>
          <table:table-cell office:value-type="float" office:value="0.098636">
            <text:p>0.098636</text:p>
          </table:table-cell>
          <table:table-cell office:value-type="float" office:value="0.094771">
            <text:p>0.094771</text:p>
          </table:table-cell>
          <table:table-cell office:value-type="float" office:value="0.102501">
            <text:p>0.102501</text:p>
          </table:table-cell>
          <table:table-cell office:value-type="float" office:value="11.496101">
            <text:p>11.496101</text:p>
          </table:table-cell>
          <table:table-cell office:value-type="float" office:value="11.110295">
            <text:p>11.110295</text:p>
          </table:table-cell>
          <table:table-cell office:value-type="float" office:value="11.881907">
            <text:p>11.881907</text:p>
          </table:table-cell>
        </table:table-row>
        <table:table-row table:style-name="ro1">
          <table:table-cell/>
          <table:table-cell office:value-type="float" office:value="0.006">
            <text:p>0.006000</text:p>
          </table:table-cell>
          <table:table-cell office:value-type="float" office:value="0.118576">
            <text:p>0.118576</text:p>
          </table:table-cell>
          <table:table-cell office:value-type="float" office:value="0.112459">
            <text:p>0.112459</text:p>
          </table:table-cell>
          <table:table-cell office:value-type="float" office:value="0.124693">
            <text:p>0.124693</text:p>
          </table:table-cell>
          <table:table-cell office:value-type="float" office:value="11.735053">
            <text:p>11.735053</text:p>
          </table:table-cell>
          <table:table-cell office:value-type="float" office:value="11.442584">
            <text:p>11.442584</text:p>
          </table:table-cell>
          <table:table-cell office:value-type="float" office:value="12.027523">
            <text:p>12.027523</text:p>
          </table:table-cell>
        </table:table-row>
        <table:table-row table:style-name="ro1">
          <table:table-cell/>
          <table:table-cell office:value-type="float" office:value="0.007">
            <text:p>0.007000</text:p>
          </table:table-cell>
          <table:table-cell office:value-type="float" office:value="0.138864">
            <text:p>0.138864</text:p>
          </table:table-cell>
          <table:table-cell office:value-type="float" office:value="0.131555">
            <text:p>0.131555</text:p>
          </table:table-cell>
          <table:table-cell office:value-type="float" office:value="0.146173">
            <text:p>0.146173</text:p>
          </table:table-cell>
          <table:table-cell office:value-type="float" office:value="11.968849">
            <text:p>11.968849</text:p>
          </table:table-cell>
          <table:table-cell office:value-type="float" office:value="11.660495">
            <text:p>11.660495</text:p>
          </table:table-cell>
          <table:table-cell office:value-type="float" office:value="12.277203">
            <text:p>12.277203</text:p>
          </table:table-cell>
        </table:table-row>
        <table:table-row table:style-name="ro1">
          <table:table-cell/>
          <table:table-cell office:value-type="float" office:value="0.008">
            <text:p>0.008000</text:p>
          </table:table-cell>
          <table:table-cell office:value-type="float" office:value="0.158764">
            <text:p>0.158764</text:p>
          </table:table-cell>
          <table:table-cell office:value-type="float" office:value="0.151535">
            <text:p>0.151535</text:p>
          </table:table-cell>
          <table:table-cell office:value-type="float" office:value="0.165993">
            <text:p>0.165993</text:p>
          </table:table-cell>
          <table:table-cell office:value-type="float" office:value="12.225883">
            <text:p>12.225883</text:p>
          </table:table-cell>
          <table:table-cell office:value-type="float" office:value="11.911772">
            <text:p>11.911772</text:p>
          </table:table-cell>
          <table:table-cell office:value-type="float" office:value="12.539993">
            <text:p>12.539993</text:p>
          </table:table-cell>
        </table:table-row>
        <table:table-row table:style-name="ro1">
          <table:table-cell/>
          <table:table-cell office:value-type="float" office:value="0.009">
            <text:p>0.009000</text:p>
          </table:table-cell>
          <table:table-cell office:value-type="float" office:value="0.178728">
            <text:p>0.178728</text:p>
          </table:table-cell>
          <table:table-cell office:value-type="float" office:value="0.169721">
            <text:p>0.169721</text:p>
          </table:table-cell>
          <table:table-cell office:value-type="float" office:value="0.187735">
            <text:p>0.187735</text:p>
          </table:table-cell>
          <table:table-cell office:value-type="float" office:value="12.535601">
            <text:p>12.535601</text:p>
          </table:table-cell>
          <table:table-cell office:value-type="float" office:value="12.382121">
            <text:p>12.382121</text:p>
          </table:table-cell>
          <table:table-cell office:value-type="float" office:value="12.68908">
            <text:p>12.689080</text:p>
          </table:table-cell>
        </table:table-row>
        <table:table-row table:style-name="ro1">
          <table:table-cell/>
          <table:table-cell office:value-type="float" office:value="0.01">
            <text:p>0.010000</text:p>
          </table:table-cell>
          <table:table-cell office:value-type="float" office:value="0.199176">
            <text:p>0.199176</text:p>
          </table:table-cell>
          <table:table-cell office:value-type="float" office:value="0.190502">
            <text:p>0.190502</text:p>
          </table:table-cell>
          <table:table-cell office:value-type="float" office:value="0.20785">
            <text:p>0.207850</text:p>
          </table:table-cell>
          <table:table-cell office:value-type="float" office:value="12.872375">
            <text:p>12.872375</text:p>
          </table:table-cell>
          <table:table-cell office:value-type="float" office:value="12.754127">
            <text:p>12.754127</text:p>
          </table:table-cell>
          <table:table-cell office:value-type="float" office:value="12.990623">
            <text:p>12.990623</text:p>
          </table:table-cell>
        </table:table-row>
        <table:table-row table:style-name="ro1">
          <table:table-cell/>
          <table:table-cell office:value-type="float" office:value="0.015">
            <text:p>0.015000</text:p>
          </table:table-cell>
          <table:table-cell office:value-type="float" office:value="0.299532">
            <text:p>0.299532</text:p>
          </table:table-cell>
          <table:table-cell office:value-type="float" office:value="0.290206">
            <text:p>0.290206</text:p>
          </table:table-cell>
          <table:table-cell office:value-type="float" office:value="0.308858">
            <text:p>0.308858</text:p>
          </table:table-cell>
          <table:table-cell office:value-type="float" office:value="14.526127">
            <text:p>14.526127</text:p>
          </table:table-cell>
          <table:table-cell office:value-type="float" office:value="14.327383">
            <text:p>14.327383</text:p>
          </table:table-cell>
          <table:table-cell office:value-type="float" office:value="14.724872">
            <text:p>14.724872</text:p>
          </table:table-cell>
        </table:table-row>
        <table:table-row table:style-name="ro1">
          <table:table-cell/>
          <table:table-cell office:value-type="float" office:value="0.017">
            <text:p>0.017000</text:p>
          </table:table-cell>
          <table:table-cell office:value-type="float" office:value="0.33952">
            <text:p>0.339520</text:p>
          </table:table-cell>
          <table:table-cell office:value-type="float" office:value="0.32969">
            <text:p>0.329690</text:p>
          </table:table-cell>
          <table:table-cell office:value-type="float" office:value="0.34935">
            <text:p>0.349350</text:p>
          </table:table-cell>
          <table:table-cell office:value-type="float" office:value="15.357761">
            <text:p>15.357761</text:p>
          </table:table-cell>
          <table:table-cell office:value-type="float" office:value="15.181443">
            <text:p>15.181443</text:p>
          </table:table-cell>
          <table:table-cell office:value-type="float" office:value="15.53408">
            <text:p>15.534080</text:p>
          </table:table-cell>
        </table:table-row>
        <table:table-row table:style-name="ro1">
          <table:table-cell/>
          <table:table-cell office:value-type="float" office:value="0.018">
            <text:p>0.018000</text:p>
          </table:table-cell>
          <table:table-cell office:value-type="float" office:value="0.359828">
            <text:p>0.359828</text:p>
          </table:table-cell>
          <table:table-cell office:value-type="float" office:value="0.349237">
            <text:p>0.349237</text:p>
          </table:table-cell>
          <table:table-cell office:value-type="float" office:value="0.370419">
            <text:p>0.370419</text:p>
          </table:table-cell>
          <table:table-cell office:value-type="float" office:value="15.806143">
            <text:p>15.806143</text:p>
          </table:table-cell>
          <table:table-cell office:value-type="float" office:value="15.558821">
            <text:p>15.558821</text:p>
          </table:table-cell>
          <table:table-cell office:value-type="float" office:value="16.053464">
            <text:p>16.053464</text:p>
          </table:table-cell>
        </table:table-row>
        <table:table-row table:style-name="ro1">
          <table:table-cell/>
          <table:table-cell office:value-type="float" office:value="0.019">
            <text:p>0.019000</text:p>
          </table:table-cell>
          <table:table-cell office:value-type="float" office:value="0.380232">
            <text:p>0.380232</text:p>
          </table:table-cell>
          <table:table-cell office:value-type="float" office:value="0.370696">
            <text:p>0.370696</text:p>
          </table:table-cell>
          <table:table-cell office:value-type="float" office:value="0.389768">
            <text:p>0.389768</text:p>
          </table:table-cell>
          <table:table-cell office:value-type="float" office:value="16.297781">
            <text:p>16.297781</text:p>
          </table:table-cell>
          <table:table-cell office:value-type="float" office:value="15.913525">
            <text:p>15.913525</text:p>
          </table:table-cell>
          <table:table-cell office:value-type="float" office:value="16.682038">
            <text:p>16.682038</text:p>
          </table:table-cell>
        </table:table-row>
        <table:table-row table:style-name="ro1">
          <table:table-cell/>
          <table:table-cell office:value-type="float" office:value="0.02">
            <text:p>0.020000</text:p>
          </table:table-cell>
          <table:table-cell office:value-type="float" office:value="0.399664">
            <text:p>0.399664</text:p>
          </table:table-cell>
          <table:table-cell office:value-type="float" office:value="0.389705">
            <text:p>0.389705</text:p>
          </table:table-cell>
          <table:table-cell office:value-type="float" office:value="0.409623">
            <text:p>0.409623</text:p>
          </table:table-cell>
          <table:table-cell office:value-type="float" office:value="16.798908">
            <text:p>16.798908</text:p>
          </table:table-cell>
          <table:table-cell office:value-type="float" office:value="16.394751">
            <text:p>16.394751</text:p>
          </table:table-cell>
          <table:table-cell office:value-type="float" office:value="17.203065">
            <text:p>17.203065</text:p>
          </table:table-cell>
        </table:table-row>
        <table:table-row table:style-name="ro1">
          <table:table-cell/>
          <table:table-cell office:value-type="float" office:value="0.03">
            <text:p>0.030000</text:p>
          </table:table-cell>
          <table:table-cell office:value-type="float" office:value="0.600228">
            <text:p>0.600228</text:p>
          </table:table-cell>
          <table:table-cell office:value-type="float" office:value="0.58491">
            <text:p>0.584910</text:p>
          </table:table-cell>
          <table:table-cell office:value-type="float" office:value="0.615546">
            <text:p>0.615546</text:p>
          </table:table-cell>
          <table:table-cell office:value-type="float" office:value="24.628745">
            <text:p>24.628745</text:p>
          </table:table-cell>
          <table:table-cell office:value-type="float" office:value="23.940627">
            <text:p>23.940627</text:p>
          </table:table-cell>
          <table:table-cell office:value-type="float" office:value="25.316863">
            <text:p>25.316863</text:p>
          </table:table-cell>
        </table:table-row>
        <table:table-row table:style-name="ro1">
          <table:table-cell/>
          <table:table-cell office:value-type="float" office:value="0.04">
            <text:p>0.040000</text:p>
          </table:table-cell>
          <table:table-cell office:value-type="float" office:value="0.79868">
            <text:p>0.798680</text:p>
          </table:table-cell>
          <table:table-cell office:value-type="float" office:value="0.787116">
            <text:p>0.787116</text:p>
          </table:table-cell>
          <table:table-cell office:value-type="float" office:value="0.810244">
            <text:p>0.810244</text:p>
          </table:table-cell>
          <table:table-cell office:value-type="float" office:value="47.509933">
            <text:p>47.509933</text:p>
          </table:table-cell>
          <table:table-cell office:value-type="float" office:value="44.879553">
            <text:p>44.879553</text:p>
          </table:table-cell>
          <table:table-cell office:value-type="float" office:value="50.140314">
            <text:p>50.140314</text:p>
          </table:table-cell>
        </table:table-row>
        <table:table-row table:style-name="ro1">
          <table:table-cell/>
          <table:table-cell office:value-type="float" office:value="0.05">
            <text:p>0.050000</text:p>
          </table:table-cell>
          <table:table-cell office:value-type="float" office:value="0.982704">
            <text:p>0.982704</text:p>
          </table:table-cell>
          <table:table-cell office:value-type="float" office:value="0.977115">
            <text:p>0.977115</text:p>
          </table:table-cell>
          <table:table-cell office:value-type="float" office:value="0.988293">
            <text:p>0.988293</text:p>
          </table:table-cell>
          <table:table-cell office:value-type="float" office:value="506.978936">
            <text:p>506.978936</text:p>
          </table:table-cell>
          <table:table-cell office:value-type="float" office:value="368.200624">
            <text:p>368.200624</text:p>
          </table:table-cell>
          <table:table-cell office:value-type="float" office:value="645.757247">
            <text:p>645.757247</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number:number-style style:name="N118">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4">03/14/2012</text:date>, <text:time>15:35: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547in"/>
    </style:style>
    <style:style style:name="co3" style:family="table-column">
      <style:table-column-properties fo:break-before="auto" style:column-width="1.0252in"/>
    </style:style>
    <style:style style:name="co4" style:family="table-column">
      <style:table-column-properties fo:break-before="auto" style:column-width="1.0055in"/>
    </style:style>
    <style:style style:name="ro1" style:family="table-row">
      <style:table-row-properties style:row-height="0.1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row table:style-name="ro1">
          <table:table-cell table:number-columns-repeated="9"/>
          <table:table-cell office:value-type="string">
            <text:p>p</text:p>
          </table:table-cell>
          <table:table-cell office:value-type="string">
            <text:p>Throughput</text:p>
          </table:table-cell>
          <table:table-cell office:value-type="string">
            <text:p>Confidence</text:p>
          </table:table-cell>
          <table:table-cell office:value-type="string">
            <text:p>Interval</text:p>
          </table:table-cell>
          <table:table-cell office:value-type="string">
            <text:p>Avg. Delay</text:p>
          </table:table-cell>
          <table:table-cell office:value-type="string">
            <text:p>Confidence</text:p>
          </table:table-cell>
          <table:table-cell office:value-type="string">
            <text:p>Interval</text:p>
          </table:table-cell>
        </table:table-row>
        <table:table-row table:style-name="ro1">
          <table:table-cell table:number-columns-repeated="9"/>
          <table:table-cell office:value-type="float" office:value="0.001">
            <text:p>0.001000</text:p>
          </table:table-cell>
          <table:table-cell office:value-type="float" office:value="0.0201">
            <text:p>0.020100</text:p>
          </table:table-cell>
          <table:table-cell office:value-type="float" office:value="0.019206">
            <text:p>0.019206</text:p>
          </table:table-cell>
          <table:table-cell office:value-type="float" office:value="0.020994">
            <text:p>0.020994</text:p>
          </table:table-cell>
          <table:table-cell office:value-type="float" office:value="1.430182">
            <text:p>1.430182</text:p>
          </table:table-cell>
          <table:table-cell office:value-type="float" office:value="0.34329">
            <text:p>0.343290</text:p>
          </table:table-cell>
          <table:table-cell office:value-type="float" office:value="2.517074">
            <text:p>2.517074</text:p>
          </table:table-cell>
        </table:table-row>
        <table:table-row table:style-name="ro1">
          <table:table-cell table:number-columns-repeated="9"/>
          <table:table-cell office:value-type="float" office:value="0.002">
            <text:p>0.002000</text:p>
          </table:table-cell>
          <table:table-cell office:value-type="float" office:value="0.0396">
            <text:p>0.039600</text:p>
          </table:table-cell>
          <table:table-cell office:value-type="float" office:value="0.038269">
            <text:p>0.038269</text:p>
          </table:table-cell>
          <table:table-cell office:value-type="float" office:value="0.040931">
            <text:p>0.040931</text:p>
          </table:table-cell>
          <table:table-cell office:value-type="float" office:value="2.02611">
            <text:p>2.026110</text:p>
          </table:table-cell>
          <table:table-cell office:value-type="float" office:value="1.610931">
            <text:p>1.610931</text:p>
          </table:table-cell>
          <table:table-cell office:value-type="float" office:value="2.441289">
            <text:p>2.441289</text:p>
          </table:table-cell>
        </table:table-row>
        <table:table-row table:style-name="ro1">
          <table:table-cell table:number-columns-repeated="9"/>
          <table:table-cell office:value-type="float" office:value="0.003">
            <text:p>0.003000</text:p>
          </table:table-cell>
          <table:table-cell office:value-type="float" office:value="0.059504">
            <text:p>0.059504</text:p>
          </table:table-cell>
          <table:table-cell office:value-type="float" office:value="0.057882">
            <text:p>0.057882</text:p>
          </table:table-cell>
          <table:table-cell office:value-type="float" office:value="0.061126">
            <text:p>0.061126</text:p>
          </table:table-cell>
          <table:table-cell office:value-type="float" office:value="2.523955">
            <text:p>2.523955</text:p>
          </table:table-cell>
          <table:table-cell office:value-type="float" office:value="2.061595">
            <text:p>2.061595</text:p>
          </table:table-cell>
          <table:table-cell office:value-type="float" office:value="2.986315">
            <text:p>2.986315</text:p>
          </table:table-cell>
        </table:table-row>
        <table:table-row table:style-name="ro1">
          <table:table-cell table:number-columns-repeated="9"/>
          <table:table-cell office:value-type="float" office:value="0.004">
            <text:p>0.004000</text:p>
          </table:table-cell>
          <table:table-cell office:value-type="float" office:value="0.079144">
            <text:p>0.079144</text:p>
          </table:table-cell>
          <table:table-cell office:value-type="float" office:value="0.075292">
            <text:p>0.075292</text:p>
          </table:table-cell>
          <table:table-cell office:value-type="float" office:value="0.082996">
            <text:p>0.082996</text:p>
          </table:table-cell>
          <table:table-cell office:value-type="float" office:value="2.915689">
            <text:p>2.915689</text:p>
          </table:table-cell>
          <table:table-cell office:value-type="float" office:value="2.550377">
            <text:p>2.550377</text:p>
          </table:table-cell>
          <table:table-cell office:value-type="float" office:value="3.281001">
            <text:p>3.281001</text:p>
          </table:table-cell>
        </table:table-row>
        <table:table-row table:style-name="ro1">
          <table:table-cell table:number-columns-repeated="9"/>
          <table:table-cell office:value-type="float" office:value="0.005">
            <text:p>0.005000</text:p>
          </table:table-cell>
          <table:table-cell office:value-type="float" office:value="0.09866">
            <text:p>0.098660</text:p>
          </table:table-cell>
          <table:table-cell office:value-type="float" office:value="0.094497">
            <text:p>0.094497</text:p>
          </table:table-cell>
          <table:table-cell office:value-type="float" office:value="0.102823">
            <text:p>0.102823</text:p>
          </table:table-cell>
          <table:table-cell office:value-type="float" office:value="3.729597">
            <text:p>3.729597</text:p>
          </table:table-cell>
          <table:table-cell office:value-type="float" office:value="2.897931">
            <text:p>2.897931</text:p>
          </table:table-cell>
          <table:table-cell office:value-type="float" office:value="4.561263">
            <text:p>4.561263</text:p>
          </table:table-cell>
        </table:table-row>
        <table:table-row table:style-name="ro1">
          <table:table-cell table:number-columns-repeated="9"/>
          <table:table-cell office:value-type="float" office:value="0.006">
            <text:p>0.006000</text:p>
          </table:table-cell>
          <table:table-cell office:value-type="float" office:value="0.11842">
            <text:p>0.118420</text:p>
          </table:table-cell>
          <table:table-cell office:value-type="float" office:value="0.112365">
            <text:p>0.112365</text:p>
          </table:table-cell>
          <table:table-cell office:value-type="float" office:value="0.124475">
            <text:p>0.124475</text:p>
          </table:table-cell>
          <table:table-cell office:value-type="float" office:value="4.230441">
            <text:p>4.230441</text:p>
          </table:table-cell>
          <table:table-cell office:value-type="float" office:value="3.573319">
            <text:p>3.573319</text:p>
          </table:table-cell>
          <table:table-cell office:value-type="float" office:value="4.887564">
            <text:p>4.887564</text:p>
          </table:table-cell>
        </table:table-row>
        <table:table-row table:style-name="ro1">
          <table:table-cell table:number-columns-repeated="9"/>
          <table:table-cell office:value-type="float" office:value="0.007">
            <text:p>0.007000</text:p>
          </table:table-cell>
          <table:table-cell office:value-type="float" office:value="0.138956">
            <text:p>0.138956</text:p>
          </table:table-cell>
          <table:table-cell office:value-type="float" office:value="0.131312">
            <text:p>0.131312</text:p>
          </table:table-cell>
          <table:table-cell office:value-type="float" office:value="0.1466">
            <text:p>0.146600</text:p>
          </table:table-cell>
          <table:table-cell office:value-type="float" office:value="5.117397">
            <text:p>5.117397</text:p>
          </table:table-cell>
          <table:table-cell office:value-type="float" office:value="4.42678">
            <text:p>4.426780</text:p>
          </table:table-cell>
          <table:table-cell office:value-type="float" office:value="5.808014">
            <text:p>5.808014</text:p>
          </table:table-cell>
        </table:table-row>
        <table:table-row table:style-name="ro1">
          <table:table-cell table:number-columns-repeated="9"/>
          <table:table-cell office:value-type="float" office:value="0.008">
            <text:p>0.008000</text:p>
          </table:table-cell>
          <table:table-cell office:value-type="float" office:value="0.158892">
            <text:p>0.158892</text:p>
          </table:table-cell>
          <table:table-cell office:value-type="float" office:value="0.151667">
            <text:p>0.151667</text:p>
          </table:table-cell>
          <table:table-cell office:value-type="float" office:value="0.166117">
            <text:p>0.166117</text:p>
          </table:table-cell>
          <table:table-cell office:value-type="float" office:value="6.167001">
            <text:p>6.167001</text:p>
          </table:table-cell>
          <table:table-cell office:value-type="float" office:value="5.435984">
            <text:p>5.435984</text:p>
          </table:table-cell>
          <table:table-cell office:value-type="float" office:value="6.898017">
            <text:p>6.898017</text:p>
          </table:table-cell>
        </table:table-row>
        <table:table-row table:style-name="ro1">
          <table:table-cell table:number-columns-repeated="9"/>
          <table:table-cell office:value-type="float" office:value="0.009">
            <text:p>0.009000</text:p>
          </table:table-cell>
          <table:table-cell office:value-type="float" office:value="0.178972">
            <text:p>0.178972</text:p>
          </table:table-cell>
          <table:table-cell office:value-type="float" office:value="0.169467">
            <text:p>0.169467</text:p>
          </table:table-cell>
          <table:table-cell office:value-type="float" office:value="0.188477">
            <text:p>0.188477</text:p>
          </table:table-cell>
          <table:table-cell office:value-type="float" office:value="7.150185">
            <text:p>7.150185</text:p>
          </table:table-cell>
          <table:table-cell office:value-type="float" office:value="6.052878">
            <text:p>6.052878</text:p>
          </table:table-cell>
          <table:table-cell office:value-type="float" office:value="8.247492">
            <text:p>8.247492</text:p>
          </table:table-cell>
        </table:table-row>
        <table:table-row table:style-name="ro1">
          <table:table-cell table:number-columns-repeated="9"/>
          <table:table-cell office:value-type="float" office:value="0.01">
            <text:p>0.010000</text:p>
          </table:table-cell>
          <table:table-cell office:value-type="float" office:value="0.199244">
            <text:p>0.199244</text:p>
          </table:table-cell>
          <table:table-cell office:value-type="float" office:value="0.190843">
            <text:p>0.190843</text:p>
          </table:table-cell>
          <table:table-cell office:value-type="float" office:value="0.207645">
            <text:p>0.207645</text:p>
          </table:table-cell>
          <table:table-cell office:value-type="float" office:value="8.487443">
            <text:p>8.487443</text:p>
          </table:table-cell>
          <table:table-cell office:value-type="float" office:value="7.163203">
            <text:p>7.163203</text:p>
          </table:table-cell>
          <table:table-cell office:value-type="float" office:value="9.811683">
            <text:p>9.811683</text:p>
          </table:table-cell>
        </table:table-row>
        <table:table-row table:style-name="ro1">
          <table:table-cell table:number-columns-repeated="9"/>
          <table:table-cell office:value-type="float" office:value="0.015">
            <text:p>0.015000</text:p>
          </table:table-cell>
          <table:table-cell office:value-type="float" office:value="0.299816">
            <text:p>0.299816</text:p>
          </table:table-cell>
          <table:table-cell office:value-type="float" office:value="0.290726">
            <text:p>0.290726</text:p>
          </table:table-cell>
          <table:table-cell office:value-type="float" office:value="0.308906">
            <text:p>0.308906</text:p>
          </table:table-cell>
          <table:table-cell office:value-type="float" office:value="19.60945">
            <text:p>19.609450</text:p>
          </table:table-cell>
          <table:table-cell office:value-type="float" office:value="18.722658">
            <text:p>18.722658</text:p>
          </table:table-cell>
          <table:table-cell office:value-type="float" office:value="20.496243">
            <text:p>20.496243</text:p>
          </table:table-cell>
        </table:table-row>
        <table:table-row table:style-name="ro1">
          <table:table-cell table:number-columns-repeated="9"/>
          <table:table-cell office:value-type="float" office:value="0.017">
            <text:p>0.017000</text:p>
          </table:table-cell>
          <table:table-cell office:value-type="float" office:value="0.338984">
            <text:p>0.338984</text:p>
          </table:table-cell>
          <table:table-cell office:value-type="float" office:value="0.326601">
            <text:p>0.326601</text:p>
          </table:table-cell>
          <table:table-cell office:value-type="float" office:value="0.351367">
            <text:p>0.351367</text:p>
          </table:table-cell>
          <table:table-cell office:value-type="float" office:value="31.305652">
            <text:p>31.305652</text:p>
          </table:table-cell>
          <table:table-cell office:value-type="float" office:value="23.272598">
            <text:p>23.272598</text:p>
          </table:table-cell>
          <table:table-cell office:value-type="float" office:value="39.338706">
            <text:p>39.338706</text:p>
          </table:table-cell>
        </table:table-row>
        <table:table-row table:style-name="ro1">
          <table:table-cell table:number-columns-repeated="9"/>
          <table:table-cell office:value-type="float" office:value="0.018">
            <text:p>0.018000</text:p>
          </table:table-cell>
          <table:table-cell office:value-type="float" office:value="0.358584">
            <text:p>0.358584</text:p>
          </table:table-cell>
          <table:table-cell office:value-type="float" office:value="0.349993">
            <text:p>0.349993</text:p>
          </table:table-cell>
          <table:table-cell office:value-type="float" office:value="0.367175">
            <text:p>0.367175</text:p>
          </table:table-cell>
          <table:table-cell office:value-type="float" office:value="46.709499">
            <text:p>46.709499</text:p>
          </table:table-cell>
          <table:table-cell office:value-type="float" office:value="35.779771">
            <text:p>35.779771</text:p>
          </table:table-cell>
          <table:table-cell office:value-type="float" office:value="57.639227">
            <text:p>57.639227</text:p>
          </table:table-cell>
        </table:table-row>
        <table:table-row table:style-name="ro1">
          <table:table-cell table:number-columns-repeated="9"/>
          <table:table-cell office:value-type="float" office:value="0.019">
            <text:p>0.019000</text:p>
          </table:table-cell>
          <table:table-cell office:value-type="float" office:value="0.378316">
            <text:p>0.378316</text:p>
          </table:table-cell>
          <table:table-cell office:value-type="float" office:value="0.371843">
            <text:p>0.371843</text:p>
          </table:table-cell>
          <table:table-cell office:value-type="float" office:value="0.384789">
            <text:p>0.384789</text:p>
          </table:table-cell>
          <table:table-cell office:value-type="float" office:value="79.920726">
            <text:p>79.920726</text:p>
          </table:table-cell>
          <table:table-cell office:value-type="float" office:value="42.176516">
            <text:p>42.176516</text:p>
          </table:table-cell>
          <table:table-cell office:value-type="float" office:value="117.664937">
            <text:p>117.664937</text:p>
          </table:table-cell>
        </table:table-row>
        <table:table-row table:style-name="ro1">
          <table:table-cell table:number-columns-repeated="9"/>
          <table:table-cell office:value-type="float" office:value="0.02">
            <text:p>0.020000</text:p>
          </table:table-cell>
          <table:table-cell office:value-type="float" office:value="0.379864">
            <text:p>0.379864</text:p>
          </table:table-cell>
          <table:table-cell office:value-type="float" office:value="0.37169">
            <text:p>0.371690</text:p>
          </table:table-cell>
          <table:table-cell office:value-type="float" office:value="0.388038">
            <text:p>0.388038</text:p>
          </table:table-cell>
          <table:table-cell office:value-type="float" office:value="1034.346402">
            <text:p>1034.346402</text:p>
          </table:table-cell>
          <table:table-cell office:value-type="float" office:value="472.045098">
            <text:p>472.045098</text:p>
          </table:table-cell>
          <table:table-cell office:value-type="float" office:value="1596.647705">
            <text:p>1596.647705</text:p>
          </table:table-cell>
        </table:table-row>
        <table:table-row table:style-name="ro1">
          <table:table-cell table:number-columns-repeated="9"/>
          <table:table-cell office:value-type="float" office:value="0.03">
            <text:p>0.030000</text:p>
          </table:table-cell>
          <table:table-cell office:value-type="float" office:value="0.376732">
            <text:p>0.376732</text:p>
          </table:table-cell>
          <table:table-cell office:value-type="float" office:value="0.372723">
            <text:p>0.372723</text:p>
          </table:table-cell>
          <table:table-cell office:value-type="float" office:value="0.380741">
            <text:p>0.380741</text:p>
          </table:table-cell>
          <table:table-cell office:value-type="float" office:value="9156.333487">
            <text:p>9156.333487</text:p>
          </table:table-cell>
          <table:table-cell office:value-type="float" office:value="8626.958377">
            <text:p>8626.958377</text:p>
          </table:table-cell>
          <table:table-cell office:value-type="float" office:value="9685.708597">
            <text:p>9685.708597</text:p>
          </table:table-cell>
        </table:table-row>
        <table:table-row table:style-name="ro1">
          <table:table-cell table:number-columns-repeated="9"/>
          <table:table-cell office:value-type="float" office:value="0.04">
            <text:p>0.040000</text:p>
          </table:table-cell>
          <table:table-cell office:value-type="float" office:value="0.376616">
            <text:p>0.376616</text:p>
          </table:table-cell>
          <table:table-cell office:value-type="float" office:value="0.373921">
            <text:p>0.373921</text:p>
          </table:table-cell>
          <table:table-cell office:value-type="float" office:value="0.379311">
            <text:p>0.379311</text:p>
          </table:table-cell>
          <table:table-cell office:value-type="float" office:value="13075.042958">
            <text:p>13075.042958</text:p>
          </table:table-cell>
          <table:table-cell office:value-type="float" office:value="12873.475952">
            <text:p>12873.475952</text:p>
          </table:table-cell>
          <table:table-cell office:value-type="float" office:value="13276.609963">
            <text:p>13276.609963</text:p>
          </table:table-cell>
        </table:table-row>
        <table:table-row table:style-name="ro1">
          <table:table-cell table:number-columns-repeated="9"/>
          <table:table-cell office:value-type="float" office:value="0.05">
            <text:p>0.050000</text:p>
          </table:table-cell>
          <table:table-cell office:value-type="float" office:value="0.3767">
            <text:p>0.376700</text:p>
          </table:table-cell>
          <table:table-cell office:value-type="float" office:value="0.372914">
            <text:p>0.372914</text:p>
          </table:table-cell>
          <table:table-cell office:value-type="float" office:value="0.380486">
            <text:p>0.380486</text:p>
          </table:table-cell>
          <table:table-cell office:value-type="float" office:value="15437.315472">
            <text:p>15437.315472</text:p>
          </table:table-cell>
          <table:table-cell office:value-type="float" office:value="15119.564624">
            <text:p>15119.564624</text:p>
          </table:table-cell>
          <table:table-cell office:value-type="float" office:value="15755.066319">
            <text:p>15755.066319</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number:number-style style:name="N118">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4">03/14/2012</text:date>, <text:time>15:39: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547in"/>
    </style:style>
    <style:style style:name="co3" style:family="table-column">
      <style:table-column-properties fo:break-before="auto" style:column-width="1.1929in"/>
    </style:style>
    <style:style style:name="co4" style:family="table-column">
      <style:table-column-properties fo:break-before="auto" style:column-width="1.1437in"/>
    </style:style>
    <style:style style:name="ro1" style:family="table-row">
      <style:table-row-properties style:row-height="0.1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style style:name="ta_extref" style:family="table">
      <style:table-properties table:display="false"/>
    </style:style>
  </office:automatic-styles>
  <office:body>
    <office:spreadsheet>
      <table:table table:name="Sheet1" table:style-name="ta1" table:print="false">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8"/>
        </table:table-row>
        <table:table-row table:style-name="ro1">
          <table:table-cell/>
          <table:table-cell table:style-name="ce1" office:value-type="string">
            <text:p>p</text:p>
          </table:table-cell>
          <table:table-cell table:style-name="ce1" office:value-type="string">
            <text:p>Throughput</text:p>
          </table:table-cell>
          <table:table-cell table:style-name="ce1" office:value-type="string">
            <text:p>Confidence</text:p>
          </table:table-cell>
          <table:table-cell table:style-name="ce1" office:value-type="string">
            <text:p>Interval</text:p>
          </table:table-cell>
          <table:table-cell table:style-name="ce1" office:value-type="string">
            <text:p>Avg. Delay</text:p>
          </table:table-cell>
          <table:table-cell table:style-name="ce1" office:value-type="string">
            <text:p>Confidence</text:p>
          </table:table-cell>
          <table:table-cell table:style-name="ce1" office:value-type="string">
            <text:p>Interval</text:p>
          </table:table-cell>
        </table:table-row>
        <table:table-row table:style-name="ro1">
          <table:table-cell/>
          <table:table-cell table:style-name="ce1" office:value-type="float" office:value="0.001">
            <text:p>0.001000</text:p>
          </table:table-cell>
          <table:table-cell table:style-name="ce1" office:value-type="float" office:value="0.020096">
            <text:p>0.020096</text:p>
          </table:table-cell>
          <table:table-cell table:style-name="ce1" office:value-type="float" office:value="0.019194">
            <text:p>0.019194</text:p>
          </table:table-cell>
          <table:table-cell table:style-name="ce1" office:value-type="float" office:value="0.020998">
            <text:p>0.020998</text:p>
          </table:table-cell>
          <table:table-cell table:style-name="ce1" office:value-type="float" office:value="1.226683">
            <text:p>1.226683</text:p>
          </table:table-cell>
          <table:table-cell table:style-name="ce1" office:value-type="float" office:value="0.857648">
            <text:p>0.857648</text:p>
          </table:table-cell>
          <table:table-cell table:style-name="ce1" office:value-type="float" office:value="1.595718">
            <text:p>1.595718</text:p>
          </table:table-cell>
        </table:table-row>
        <table:table-row table:style-name="ro1">
          <table:table-cell/>
          <table:table-cell table:style-name="ce1" office:value-type="float" office:value="0.002">
            <text:p>0.002000</text:p>
          </table:table-cell>
          <table:table-cell table:style-name="ce1" office:value-type="float" office:value="0.039624">
            <text:p>0.039624</text:p>
          </table:table-cell>
          <table:table-cell table:style-name="ce1" office:value-type="float" office:value="0.038205">
            <text:p>0.038205</text:p>
          </table:table-cell>
          <table:table-cell table:style-name="ce1" office:value-type="float" office:value="0.041043">
            <text:p>0.041043</text:p>
          </table:table-cell>
          <table:table-cell table:style-name="ce1" office:value-type="float" office:value="1.484938">
            <text:p>1.484938</text:p>
          </table:table-cell>
          <table:table-cell table:style-name="ce1" office:value-type="float" office:value="1.19733">
            <text:p>1.197330</text:p>
          </table:table-cell>
          <table:table-cell table:style-name="ce1" office:value-type="float" office:value="1.772546">
            <text:p>1.772546</text:p>
          </table:table-cell>
        </table:table-row>
        <table:table-row table:style-name="ro1">
          <table:table-cell/>
          <table:table-cell table:style-name="ce1" office:value-type="float" office:value="0.003">
            <text:p>0.003000</text:p>
          </table:table-cell>
          <table:table-cell table:style-name="ce1" office:value-type="float" office:value="0.0595">
            <text:p>0.059500</text:p>
          </table:table-cell>
          <table:table-cell table:style-name="ce1" office:value-type="float" office:value="0.057914">
            <text:p>0.057914</text:p>
          </table:table-cell>
          <table:table-cell table:style-name="ce1" office:value-type="float" office:value="0.061086">
            <text:p>0.061086</text:p>
          </table:table-cell>
          <table:table-cell table:style-name="ce1" office:value-type="float" office:value="1.773975">
            <text:p>1.773975</text:p>
          </table:table-cell>
          <table:table-cell table:style-name="ce1" office:value-type="float" office:value="1.584789">
            <text:p>1.584789</text:p>
          </table:table-cell>
          <table:table-cell table:style-name="ce1" office:value-type="float" office:value="1.963162">
            <text:p>1.963162</text:p>
          </table:table-cell>
        </table:table-row>
        <table:table-row table:style-name="ro1">
          <table:table-cell/>
          <table:table-cell table:style-name="ce1" office:value-type="float" office:value="0.004">
            <text:p>0.004000</text:p>
          </table:table-cell>
          <table:table-cell table:style-name="ce1" office:value-type="float" office:value="0.079188">
            <text:p>0.079188</text:p>
          </table:table-cell>
          <table:table-cell table:style-name="ce1" office:value-type="float" office:value="0.075239">
            <text:p>0.075239</text:p>
          </table:table-cell>
          <table:table-cell table:style-name="ce1" office:value-type="float" office:value="0.083137">
            <text:p>0.083137</text:p>
          </table:table-cell>
          <table:table-cell table:style-name="ce1" office:value-type="float" office:value="2.027137">
            <text:p>2.027137</text:p>
          </table:table-cell>
          <table:table-cell table:style-name="ce1" office:value-type="float" office:value="1.782084">
            <text:p>1.782084</text:p>
          </table:table-cell>
          <table:table-cell table:style-name="ce1" office:value-type="float" office:value="2.27219">
            <text:p>2.272190</text:p>
          </table:table-cell>
        </table:table-row>
        <table:table-row table:style-name="ro1">
          <table:table-cell/>
          <table:table-cell table:style-name="ce1" office:value-type="float" office:value="0.005">
            <text:p>0.005000</text:p>
          </table:table-cell>
          <table:table-cell table:style-name="ce1" office:value-type="float" office:value="0.098668">
            <text:p>0.098668</text:p>
          </table:table-cell>
          <table:table-cell table:style-name="ce1" office:value-type="float" office:value="0.094795">
            <text:p>0.094795</text:p>
          </table:table-cell>
          <table:table-cell table:style-name="ce1" office:value-type="float" office:value="0.102541">
            <text:p>0.102541</text:p>
          </table:table-cell>
          <table:table-cell table:style-name="ce1" office:value-type="float" office:value="2.294533">
            <text:p>2.294533</text:p>
          </table:table-cell>
          <table:table-cell table:style-name="ce1" office:value-type="float" office:value="1.902361">
            <text:p>1.902361</text:p>
          </table:table-cell>
          <table:table-cell table:style-name="ce1" office:value-type="float" office:value="2.686706">
            <text:p>2.686706</text:p>
          </table:table-cell>
        </table:table-row>
        <table:table-row table:style-name="ro1">
          <table:table-cell/>
          <table:table-cell table:style-name="ce1" office:value-type="float" office:value="0.006">
            <text:p>0.006000</text:p>
          </table:table-cell>
          <table:table-cell table:style-name="ce1" office:value-type="float" office:value="0.11862">
            <text:p>0.118620</text:p>
          </table:table-cell>
          <table:table-cell table:style-name="ce1" office:value-type="float" office:value="0.112571">
            <text:p>0.112571</text:p>
          </table:table-cell>
          <table:table-cell table:style-name="ce1" office:value-type="float" office:value="0.124669">
            <text:p>0.124669</text:p>
          </table:table-cell>
          <table:table-cell table:style-name="ce1" office:value-type="float" office:value="2.650681">
            <text:p>2.650681</text:p>
          </table:table-cell>
          <table:table-cell table:style-name="ce1" office:value-type="float" office:value="2.557738">
            <text:p>2.557738</text:p>
          </table:table-cell>
          <table:table-cell table:style-name="ce1" office:value-type="float" office:value="2.743623">
            <text:p>2.743623</text:p>
          </table:table-cell>
        </table:table-row>
        <table:table-row table:style-name="ro1">
          <table:table-cell/>
          <table:table-cell table:style-name="ce1" office:value-type="float" office:value="0.007">
            <text:p>0.007000</text:p>
          </table:table-cell>
          <table:table-cell table:style-name="ce1" office:value-type="float" office:value="0.138864">
            <text:p>0.138864</text:p>
          </table:table-cell>
          <table:table-cell table:style-name="ce1" office:value-type="float" office:value="0.131579">
            <text:p>0.131579</text:p>
          </table:table-cell>
          <table:table-cell table:style-name="ce1" office:value-type="float" office:value="0.146149">
            <text:p>0.146149</text:p>
          </table:table-cell>
          <table:table-cell table:style-name="ce1" office:value-type="float" office:value="2.991016">
            <text:p>2.991016</text:p>
          </table:table-cell>
          <table:table-cell table:style-name="ce1" office:value-type="float" office:value="2.343759">
            <text:p>2.343759</text:p>
          </table:table-cell>
          <table:table-cell table:style-name="ce1" office:value-type="float" office:value="3.638273">
            <text:p>3.638273</text:p>
          </table:table-cell>
        </table:table-row>
        <table:table-row table:style-name="ro1">
          <table:table-cell/>
          <table:table-cell table:style-name="ce1" office:value-type="float" office:value="0.008">
            <text:p>0.008000</text:p>
          </table:table-cell>
          <table:table-cell table:style-name="ce1" office:value-type="float" office:value="0.158804">
            <text:p>0.158804</text:p>
          </table:table-cell>
          <table:table-cell table:style-name="ce1" office:value-type="float" office:value="0.15171">
            <text:p>0.151710</text:p>
          </table:table-cell>
          <table:table-cell table:style-name="ce1" office:value-type="float" office:value="0.165898">
            <text:p>0.165898</text:p>
          </table:table-cell>
          <table:table-cell table:style-name="ce1" office:value-type="float" office:value="3.541008">
            <text:p>3.541008</text:p>
          </table:table-cell>
          <table:table-cell table:style-name="ce1" office:value-type="float" office:value="3.11019">
            <text:p>3.110190</text:p>
          </table:table-cell>
          <table:table-cell table:style-name="ce1" office:value-type="float" office:value="3.971825">
            <text:p>3.971825</text:p>
          </table:table-cell>
        </table:table-row>
        <table:table-row table:style-name="ro1">
          <table:table-cell/>
          <table:table-cell table:style-name="ce1" office:value-type="float" office:value="0.009">
            <text:p>0.009000</text:p>
          </table:table-cell>
          <table:table-cell table:style-name="ce1" office:value-type="float" office:value="0.178708">
            <text:p>0.178708</text:p>
          </table:table-cell>
          <table:table-cell table:style-name="ce1" office:value-type="float" office:value="0.169719">
            <text:p>0.169719</text:p>
          </table:table-cell>
          <table:table-cell table:style-name="ce1" office:value-type="float" office:value="0.187697">
            <text:p>0.187697</text:p>
          </table:table-cell>
          <table:table-cell table:style-name="ce1" office:value-type="float" office:value="3.930656">
            <text:p>3.930656</text:p>
          </table:table-cell>
          <table:table-cell table:style-name="ce1" office:value-type="float" office:value="3.69396">
            <text:p>3.693960</text:p>
          </table:table-cell>
          <table:table-cell table:style-name="ce1" office:value-type="float" office:value="4.167353">
            <text:p>4.167353</text:p>
          </table:table-cell>
        </table:table-row>
        <table:table-row table:style-name="ro1">
          <table:table-cell/>
          <table:table-cell table:style-name="ce1" office:value-type="float" office:value="0.01">
            <text:p>0.010000</text:p>
          </table:table-cell>
          <table:table-cell table:style-name="ce1" office:value-type="float" office:value="0.199252">
            <text:p>0.199252</text:p>
          </table:table-cell>
          <table:table-cell table:style-name="ce1" office:value-type="float" office:value="0.190592">
            <text:p>0.190592</text:p>
          </table:table-cell>
          <table:table-cell table:style-name="ce1" office:value-type="float" office:value="0.207912">
            <text:p>0.207912</text:p>
          </table:table-cell>
          <table:table-cell table:style-name="ce1" office:value-type="float" office:value="4.624124">
            <text:p>4.624124</text:p>
          </table:table-cell>
          <table:table-cell table:style-name="ce1" office:value-type="float" office:value="4.110889">
            <text:p>4.110889</text:p>
          </table:table-cell>
          <table:table-cell table:style-name="ce1" office:value-type="float" office:value="5.137359">
            <text:p>5.137359</text:p>
          </table:table-cell>
        </table:table-row>
        <table:table-row table:style-name="ro1">
          <table:table-cell/>
          <table:table-cell table:style-name="ce1" office:value-type="float" office:value="0.015">
            <text:p>0.015000</text:p>
          </table:table-cell>
          <table:table-cell table:style-name="ce1" office:value-type="float" office:value="0.29956">
            <text:p>0.299560</text:p>
          </table:table-cell>
          <table:table-cell table:style-name="ce1" office:value-type="float" office:value="0.290364">
            <text:p>0.290364</text:p>
          </table:table-cell>
          <table:table-cell table:style-name="ce1" office:value-type="float" office:value="0.308756">
            <text:p>0.308756</text:p>
          </table:table-cell>
          <table:table-cell table:style-name="ce1" office:value-type="float" office:value="10.530045">
            <text:p>10.530045</text:p>
          </table:table-cell>
          <table:table-cell table:style-name="ce1" office:value-type="float" office:value="8.12066">
            <text:p>8.120660</text:p>
          </table:table-cell>
          <table:table-cell table:style-name="ce1" office:value-type="float" office:value="12.939431">
            <text:p>12.939431</text:p>
          </table:table-cell>
        </table:table-row>
        <table:table-row table:style-name="ro1">
          <table:table-cell/>
          <table:table-cell table:style-name="ce1" office:value-type="float" office:value="0.017">
            <text:p>0.017000</text:p>
          </table:table-cell>
          <table:table-cell table:style-name="ce1" office:value-type="float" office:value="0.288496">
            <text:p>0.288496</text:p>
          </table:table-cell>
          <table:table-cell table:style-name="ce1" office:value-type="float" office:value="0.19523">
            <text:p>0.195230</text:p>
          </table:table-cell>
          <table:table-cell table:style-name="ce1" office:value-type="float" office:value="0.381762">
            <text:p>0.381762</text:p>
          </table:table-cell>
          <table:table-cell table:style-name="ce1" office:value-type="float" office:value="2754.014382">
            <text:p>2754.014382</text:p>
          </table:table-cell>
          <table:table-cell table:style-name="ce1" office:value-type="float" office:value="-4539.07078">
            <text:p>-4539.070780</text:p>
          </table:table-cell>
          <table:table-cell table:style-name="ce1" office:value-type="float" office:value="10047.099544">
            <text:p>10047.099544</text:p>
          </table:table-cell>
        </table:table-row>
        <table:table-row table:style-name="ro1">
          <table:table-cell/>
          <table:table-cell table:style-name="ce1" office:value-type="float" office:value="0.018">
            <text:p>0.018000</text:p>
          </table:table-cell>
          <table:table-cell table:style-name="ce1" office:value-type="float" office:value="0.27206">
            <text:p>0.272060</text:p>
          </table:table-cell>
          <table:table-cell table:style-name="ce1" office:value-type="float" office:value="0.214831">
            <text:p>0.214831</text:p>
          </table:table-cell>
          <table:table-cell table:style-name="ce1" office:value-type="float" office:value="0.329289">
            <text:p>0.329289</text:p>
          </table:table-cell>
          <table:table-cell table:style-name="ce1" office:value-type="float" office:value="4775.102154">
            <text:p>4775.102154</text:p>
          </table:table-cell>
          <table:table-cell table:style-name="ce1" office:value-type="float" office:value="-1151.944327">
            <text:p>-1151.944327</text:p>
          </table:table-cell>
          <table:table-cell table:style-name="ce1" office:value-type="float" office:value="10702.148635">
            <text:p>10702.148635</text:p>
          </table:table-cell>
        </table:table-row>
        <table:table-row table:style-name="ro1">
          <table:table-cell/>
          <table:table-cell table:style-name="ce1" office:value-type="float" office:value="0.019">
            <text:p>0.019000</text:p>
          </table:table-cell>
          <table:table-cell table:style-name="ce1" office:value-type="float" office:value="0.253572">
            <text:p>0.253572</text:p>
          </table:table-cell>
          <table:table-cell table:style-name="ce1" office:value-type="float" office:value="0.244778">
            <text:p>0.244778</text:p>
          </table:table-cell>
          <table:table-cell table:style-name="ce1" office:value-type="float" office:value="0.262366">
            <text:p>0.262366</text:p>
          </table:table-cell>
          <table:table-cell table:style-name="ce1" office:value-type="float" office:value="7863.755218">
            <text:p>7863.755218</text:p>
          </table:table-cell>
          <table:table-cell table:style-name="ce1" office:value-type="float" office:value="5999.498761">
            <text:p>5999.498761</text:p>
          </table:table-cell>
          <table:table-cell table:style-name="ce1" office:value-type="float" office:value="9728.011675">
            <text:p>9728.011675</text:p>
          </table:table-cell>
        </table:table-row>
        <table:table-row table:style-name="ro1">
          <table:table-cell/>
          <table:table-cell table:style-name="ce1" office:value-type="float" office:value="0.02">
            <text:p>0.020000</text:p>
          </table:table-cell>
          <table:table-cell table:style-name="ce1" office:value-type="float" office:value="0.251988">
            <text:p>0.251988</text:p>
          </table:table-cell>
          <table:table-cell table:style-name="ce1" office:value-type="float" office:value="0.246863">
            <text:p>0.246863</text:p>
          </table:table-cell>
          <table:table-cell table:style-name="ce1" office:value-type="float" office:value="0.257113">
            <text:p>0.257113</text:p>
          </table:table-cell>
          <table:table-cell table:style-name="ce1" office:value-type="float" office:value="8927.989161">
            <text:p>8927.989161</text:p>
          </table:table-cell>
          <table:table-cell table:style-name="ce1" office:value-type="float" office:value="8404.057666">
            <text:p>8404.057666</text:p>
          </table:table-cell>
          <table:table-cell table:style-name="ce1" office:value-type="float" office:value="9451.920656">
            <text:p>9451.920656</text:p>
          </table:table-cell>
        </table:table-row>
        <table:table-row table:style-name="ro1">
          <table:table-cell/>
          <table:table-cell table:style-name="ce1" office:value-type="float" office:value="0.03">
            <text:p>0.030000</text:p>
          </table:table-cell>
          <table:table-cell table:style-name="ce1" office:value-type="float" office:value="0.250416">
            <text:p>0.250416</text:p>
          </table:table-cell>
          <table:table-cell table:style-name="ce1" office:value-type="float" office:value="0.245073">
            <text:p>0.245073</text:p>
          </table:table-cell>
          <table:table-cell table:style-name="ce1" office:value-type="float" office:value="0.255759">
            <text:p>0.255759</text:p>
          </table:table-cell>
          <table:table-cell table:style-name="ce1" office:value-type="float" office:value="14417.991283">
            <text:p>14417.991283</text:p>
          </table:table-cell>
          <table:table-cell table:style-name="ce1" office:value-type="float" office:value="13999.738138">
            <text:p>13999.738138</text:p>
          </table:table-cell>
          <table:table-cell table:style-name="ce1" office:value-type="float" office:value="14836.244428">
            <text:p>14836.244428</text:p>
          </table:table-cell>
        </table:table-row>
        <table:table-row table:style-name="ro1">
          <table:table-cell/>
          <table:table-cell table:style-name="ce1" office:value-type="float" office:value="0.04">
            <text:p>0.040000</text:p>
          </table:table-cell>
          <table:table-cell table:style-name="ce1" office:value-type="float" office:value="0.250716">
            <text:p>0.250716</text:p>
          </table:table-cell>
          <table:table-cell table:style-name="ce1" office:value-type="float" office:value="0.247391">
            <text:p>0.247391</text:p>
          </table:table-cell>
          <table:table-cell table:style-name="ce1" office:value-type="float" office:value="0.254041">
            <text:p>0.254041</text:p>
          </table:table-cell>
          <table:table-cell table:style-name="ce1" office:value-type="float" office:value="16990.398788">
            <text:p>16990.398788</text:p>
          </table:table-cell>
          <table:table-cell table:style-name="ce1" office:value-type="float" office:value="16838.813391">
            <text:p>16838.813391</text:p>
          </table:table-cell>
          <table:table-cell table:style-name="ce1" office:value-type="float" office:value="17141.984185">
            <text:p>17141.984185</text:p>
          </table:table-cell>
        </table:table-row>
        <table:table-row table:style-name="ro1">
          <table:table-cell/>
          <table:table-cell table:style-name="ce1" office:value-type="float" office:value="0.05">
            <text:p>0.050000</text:p>
          </table:table-cell>
          <table:table-cell table:style-name="ce1" office:value-type="float" office:value="0.251112">
            <text:p>0.251112</text:p>
          </table:table-cell>
          <table:table-cell table:style-name="ce1" office:value-type="float" office:value="0.247047">
            <text:p>0.247047</text:p>
          </table:table-cell>
          <table:table-cell table:style-name="ce1" office:value-type="float" office:value="0.255177">
            <text:p>0.255177</text:p>
          </table:table-cell>
          <table:table-cell table:style-name="ce1" office:value-type="float" office:value="18618.000772">
            <text:p>18618.000772</text:p>
          </table:table-cell>
          <table:table-cell table:style-name="ce1" office:value-type="float" office:value="18314.128257">
            <text:p>18314.128257</text:p>
          </table:table-cell>
          <table:table-cell table:style-name="ce1" office:value-type="float" office:value="18921.873286">
            <text:p>18921.873286</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number:number-style style:name="N118">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4">03/14/2012</text:date>, <text:time>15:40: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547in"/>
    </style:style>
    <style:style style:name="co3" style:family="table-column">
      <style:table-column-properties fo:break-before="auto" style:column-width="1.0252in"/>
    </style:style>
    <style:style style:name="co4" style:family="table-column">
      <style:table-column-properties fo:break-before="auto" style:column-width="1.0055in"/>
    </style:style>
    <style:style style:name="ro1" style:family="table-row">
      <style:table-row-properties style:row-height="0.1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style style:name="ta_extref" style:family="table">
      <style:table-properties table:display="false"/>
    </style:style>
  </office:automatic-styles>
  <office:body>
    <office:spreadsheet>
      <table:table table:name="Sheet1" table:style-name="ta1" table:print="false">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16"/>
        </table:table-row>
        <table:table-row table:style-name="ro1">
          <table:table-cell table:number-columns-repeated="9"/>
          <table:table-cell table:style-name="ce1" office:value-type="string">
            <text:p>p</text:p>
          </table:table-cell>
          <table:table-cell table:style-name="ce1" office:value-type="string">
            <text:p>Throughput</text:p>
          </table:table-cell>
          <table:table-cell table:style-name="ce1" office:value-type="string">
            <text:p>Confidence</text:p>
          </table:table-cell>
          <table:table-cell table:style-name="ce1" office:value-type="string">
            <text:p>Interval</text:p>
          </table:table-cell>
          <table:table-cell table:style-name="ce1" office:value-type="string">
            <text:p>Avg. Delay</text:p>
          </table:table-cell>
          <table:table-cell table:style-name="ce1" office:value-type="string">
            <text:p>Confidence</text:p>
          </table:table-cell>
          <table:table-cell table:style-name="ce1" office:value-type="string">
            <text:p>Interval</text:p>
          </table:table-cell>
        </table:table-row>
        <table:table-row table:style-name="ro1">
          <table:table-cell table:number-columns-repeated="9"/>
          <table:table-cell table:style-name="ce1" office:value-type="float" office:value="0.001">
            <text:p>0.001000</text:p>
          </table:table-cell>
          <table:table-cell table:style-name="ce1" office:value-type="float" office:value="0.020092">
            <text:p>0.020092</text:p>
          </table:table-cell>
          <table:table-cell table:style-name="ce1" office:value-type="float" office:value="0.019183">
            <text:p>0.019183</text:p>
          </table:table-cell>
          <table:table-cell table:style-name="ce1" office:value-type="float" office:value="0.021001">
            <text:p>0.021001</text:p>
          </table:table-cell>
          <table:table-cell table:style-name="ce1" office:value-type="float" office:value="1.063026">
            <text:p>1.063026</text:p>
          </table:table-cell>
          <table:table-cell table:style-name="ce1" office:value-type="float" office:value="0.988529">
            <text:p>0.988529</text:p>
          </table:table-cell>
          <table:table-cell table:style-name="ce1" office:value-type="float" office:value="1.137523">
            <text:p>1.137523</text:p>
          </table:table-cell>
        </table:table-row>
        <table:table-row table:style-name="ro1">
          <table:table-cell table:number-columns-repeated="9"/>
          <table:table-cell table:style-name="ce1" office:value-type="float" office:value="0.002">
            <text:p>0.002000</text:p>
          </table:table-cell>
          <table:table-cell table:style-name="ce1" office:value-type="float" office:value="0.039612">
            <text:p>0.039612</text:p>
          </table:table-cell>
          <table:table-cell table:style-name="ce1" office:value-type="float" office:value="0.038226">
            <text:p>0.038226</text:p>
          </table:table-cell>
          <table:table-cell table:style-name="ce1" office:value-type="float" office:value="0.040998">
            <text:p>0.040998</text:p>
          </table:table-cell>
          <table:table-cell table:style-name="ce1" office:value-type="float" office:value="1.154172">
            <text:p>1.154172</text:p>
          </table:table-cell>
          <table:table-cell table:style-name="ce1" office:value-type="float" office:value="1.059571">
            <text:p>1.059571</text:p>
          </table:table-cell>
          <table:table-cell table:style-name="ce1" office:value-type="float" office:value="1.248773">
            <text:p>1.248773</text:p>
          </table:table-cell>
        </table:table-row>
        <table:table-row table:style-name="ro1">
          <table:table-cell table:number-columns-repeated="9"/>
          <table:table-cell table:style-name="ce1" office:value-type="float" office:value="0.003">
            <text:p>0.003000</text:p>
          </table:table-cell>
          <table:table-cell table:style-name="ce1" office:value-type="float" office:value="0.05952">
            <text:p>0.059520</text:p>
          </table:table-cell>
          <table:table-cell table:style-name="ce1" office:value-type="float" office:value="0.057888">
            <text:p>0.057888</text:p>
          </table:table-cell>
          <table:table-cell table:style-name="ce1" office:value-type="float" office:value="0.061152">
            <text:p>0.061152</text:p>
          </table:table-cell>
          <table:table-cell table:style-name="ce1" office:value-type="float" office:value="1.281645">
            <text:p>1.281645</text:p>
          </table:table-cell>
          <table:table-cell table:style-name="ce1" office:value-type="float" office:value="1.156165">
            <text:p>1.156165</text:p>
          </table:table-cell>
          <table:table-cell table:style-name="ce1" office:value-type="float" office:value="1.407124">
            <text:p>1.407124</text:p>
          </table:table-cell>
        </table:table-row>
        <table:table-row table:style-name="ro1">
          <table:table-cell table:number-columns-repeated="9"/>
          <table:table-cell table:style-name="ce1" office:value-type="float" office:value="0.004">
            <text:p>0.004000</text:p>
          </table:table-cell>
          <table:table-cell table:style-name="ce1" office:value-type="float" office:value="0.079164">
            <text:p>0.079164</text:p>
          </table:table-cell>
          <table:table-cell table:style-name="ce1" office:value-type="float" office:value="0.075181">
            <text:p>0.075181</text:p>
          </table:table-cell>
          <table:table-cell table:style-name="ce1" office:value-type="float" office:value="0.083147">
            <text:p>0.083147</text:p>
          </table:table-cell>
          <table:table-cell table:style-name="ce1" office:value-type="float" office:value="1.374942">
            <text:p>1.374942</text:p>
          </table:table-cell>
          <table:table-cell table:style-name="ce1" office:value-type="float" office:value="1.31552">
            <text:p>1.315520</text:p>
          </table:table-cell>
          <table:table-cell table:style-name="ce1" office:value-type="float" office:value="1.434364">
            <text:p>1.434364</text:p>
          </table:table-cell>
        </table:table-row>
        <table:table-row table:style-name="ro1">
          <table:table-cell table:number-columns-repeated="9"/>
          <table:table-cell table:style-name="ce1" office:value-type="float" office:value="0.005">
            <text:p>0.005000</text:p>
          </table:table-cell>
          <table:table-cell table:style-name="ce1" office:value-type="float" office:value="0.09864">
            <text:p>0.098640</text:p>
          </table:table-cell>
          <table:table-cell table:style-name="ce1" office:value-type="float" office:value="0.094721">
            <text:p>0.094721</text:p>
          </table:table-cell>
          <table:table-cell table:style-name="ce1" office:value-type="float" office:value="0.102559">
            <text:p>0.102559</text:p>
          </table:table-cell>
          <table:table-cell table:style-name="ce1" office:value-type="float" office:value="1.506597">
            <text:p>1.506597</text:p>
          </table:table-cell>
          <table:table-cell table:style-name="ce1" office:value-type="float" office:value="1.345607">
            <text:p>1.345607</text:p>
          </table:table-cell>
          <table:table-cell table:style-name="ce1" office:value-type="float" office:value="1.667588">
            <text:p>1.667588</text:p>
          </table:table-cell>
        </table:table-row>
        <table:table-row table:style-name="ro1">
          <table:table-cell table:number-columns-repeated="9"/>
          <table:table-cell table:style-name="ce1" office:value-type="float" office:value="0.006">
            <text:p>0.006000</text:p>
          </table:table-cell>
          <table:table-cell table:style-name="ce1" office:value-type="float" office:value="0.118584">
            <text:p>0.118584</text:p>
          </table:table-cell>
          <table:table-cell table:style-name="ce1" office:value-type="float" office:value="0.112507">
            <text:p>0.112507</text:p>
          </table:table-cell>
          <table:table-cell table:style-name="ce1" office:value-type="float" office:value="0.124661">
            <text:p>0.124661</text:p>
          </table:table-cell>
          <table:table-cell table:style-name="ce1" office:value-type="float" office:value="1.659447">
            <text:p>1.659447</text:p>
          </table:table-cell>
          <table:table-cell table:style-name="ce1" office:value-type="float" office:value="1.429209">
            <text:p>1.429209</text:p>
          </table:table-cell>
          <table:table-cell table:style-name="ce1" office:value-type="float" office:value="1.889685">
            <text:p>1.889685</text:p>
          </table:table-cell>
        </table:table-row>
        <table:table-row table:style-name="ro1">
          <table:table-cell table:number-columns-repeated="9"/>
          <table:table-cell table:style-name="ce1" office:value-type="float" office:value="0.007">
            <text:p>0.007000</text:p>
          </table:table-cell>
          <table:table-cell table:style-name="ce1" office:value-type="float" office:value="0.13886">
            <text:p>0.138860</text:p>
          </table:table-cell>
          <table:table-cell table:style-name="ce1" office:value-type="float" office:value="0.131782">
            <text:p>0.131782</text:p>
          </table:table-cell>
          <table:table-cell table:style-name="ce1" office:value-type="float" office:value="0.145938">
            <text:p>0.145938</text:p>
          </table:table-cell>
          <table:table-cell table:style-name="ce1" office:value-type="float" office:value="1.861234">
            <text:p>1.861234</text:p>
          </table:table-cell>
          <table:table-cell table:style-name="ce1" office:value-type="float" office:value="1.685492">
            <text:p>1.685492</text:p>
          </table:table-cell>
          <table:table-cell table:style-name="ce1" office:value-type="float" office:value="2.036976">
            <text:p>2.036976</text:p>
          </table:table-cell>
        </table:table-row>
        <table:table-row table:style-name="ro1">
          <table:table-cell table:number-columns-repeated="9"/>
          <table:table-cell table:style-name="ce1" office:value-type="float" office:value="0.008">
            <text:p>0.008000</text:p>
          </table:table-cell>
          <table:table-cell table:style-name="ce1" office:value-type="float" office:value="0.15878">
            <text:p>0.158780</text:p>
          </table:table-cell>
          <table:table-cell table:style-name="ce1" office:value-type="float" office:value="0.151713">
            <text:p>0.151713</text:p>
          </table:table-cell>
          <table:table-cell table:style-name="ce1" office:value-type="float" office:value="0.165847">
            <text:p>0.165847</text:p>
          </table:table-cell>
          <table:table-cell table:style-name="ce1" office:value-type="float" office:value="2.187665">
            <text:p>2.187665</text:p>
          </table:table-cell>
          <table:table-cell table:style-name="ce1" office:value-type="float" office:value="1.910375">
            <text:p>1.910375</text:p>
          </table:table-cell>
          <table:table-cell table:style-name="ce1" office:value-type="float" office:value="2.464955">
            <text:p>2.464955</text:p>
          </table:table-cell>
        </table:table-row>
        <table:table-row table:style-name="ro1">
          <table:table-cell table:number-columns-repeated="9"/>
          <table:table-cell table:style-name="ce1" office:value-type="float" office:value="0.009">
            <text:p>0.009000</text:p>
          </table:table-cell>
          <table:table-cell table:style-name="ce1" office:value-type="float" office:value="0.178792">
            <text:p>0.178792</text:p>
          </table:table-cell>
          <table:table-cell table:style-name="ce1" office:value-type="float" office:value="0.169638">
            <text:p>0.169638</text:p>
          </table:table-cell>
          <table:table-cell table:style-name="ce1" office:value-type="float" office:value="0.187946">
            <text:p>0.187946</text:p>
          </table:table-cell>
          <table:table-cell table:style-name="ce1" office:value-type="float" office:value="2.532361">
            <text:p>2.532361</text:p>
          </table:table-cell>
          <table:table-cell table:style-name="ce1" office:value-type="float" office:value="2.420227">
            <text:p>2.420227</text:p>
          </table:table-cell>
          <table:table-cell table:style-name="ce1" office:value-type="float" office:value="2.644496">
            <text:p>2.644496</text:p>
          </table:table-cell>
        </table:table-row>
        <table:table-row table:style-name="ro1">
          <table:table-cell table:number-columns-repeated="9"/>
          <table:table-cell table:style-name="ce1" office:value-type="float" office:value="0.01">
            <text:p>0.010000</text:p>
          </table:table-cell>
          <table:table-cell table:style-name="ce1" office:value-type="float" office:value="0.19918">
            <text:p>0.199180</text:p>
          </table:table-cell>
          <table:table-cell table:style-name="ce1" office:value-type="float" office:value="0.190448">
            <text:p>0.190448</text:p>
          </table:table-cell>
          <table:table-cell table:style-name="ce1" office:value-type="float" office:value="0.207912">
            <text:p>0.207912</text:p>
          </table:table-cell>
          <table:table-cell table:style-name="ce1" office:value-type="float" office:value="3.608164">
            <text:p>3.608164</text:p>
          </table:table-cell>
          <table:table-cell table:style-name="ce1" office:value-type="float" office:value="2.39781">
            <text:p>2.397810</text:p>
          </table:table-cell>
          <table:table-cell table:style-name="ce1" office:value-type="float" office:value="4.818518">
            <text:p>4.818518</text:p>
          </table:table-cell>
        </table:table-row>
        <table:table-row table:style-name="ro1">
          <table:table-cell table:number-columns-repeated="9"/>
          <table:table-cell table:style-name="ce1" office:value-type="float" office:value="0.015">
            <text:p>0.015000</text:p>
          </table:table-cell>
          <table:table-cell table:style-name="ce1" office:value-type="float" office:value="0.2995">
            <text:p>0.299500</text:p>
          </table:table-cell>
          <table:table-cell table:style-name="ce1" office:value-type="float" office:value="0.289772">
            <text:p>0.289772</text:p>
          </table:table-cell>
          <table:table-cell table:style-name="ce1" office:value-type="float" office:value="0.309228">
            <text:p>0.309228</text:p>
          </table:table-cell>
          <table:table-cell table:style-name="ce1" office:value-type="float" office:value="35.353817">
            <text:p>35.353817</text:p>
          </table:table-cell>
          <table:table-cell table:style-name="ce1" office:value-type="float" office:value="-1.08176">
            <text:p>-1.081760</text:p>
          </table:table-cell>
          <table:table-cell table:style-name="ce1" office:value-type="float" office:value="71.789395">
            <text:p>71.789395</text:p>
          </table:table-cell>
        </table:table-row>
        <table:table-row table:style-name="ro1">
          <table:table-cell table:number-columns-repeated="9"/>
          <table:table-cell table:style-name="ce1" office:value-type="float" office:value="0.017">
            <text:p>0.017000</text:p>
          </table:table-cell>
          <table:table-cell table:style-name="ce1" office:value-type="float" office:value="0.338528">
            <text:p>0.338528</text:p>
          </table:table-cell>
          <table:table-cell table:style-name="ce1" office:value-type="float" office:value="0.328921">
            <text:p>0.328921</text:p>
          </table:table-cell>
          <table:table-cell table:style-name="ce1" office:value-type="float" office:value="0.348135">
            <text:p>0.348135</text:p>
          </table:table-cell>
          <table:table-cell table:style-name="ce1" office:value-type="float" office:value="165.184463">
            <text:p>165.184463</text:p>
          </table:table-cell>
          <table:table-cell table:style-name="ce1" office:value-type="float" office:value="69.587281">
            <text:p>69.587281</text:p>
          </table:table-cell>
          <table:table-cell table:style-name="ce1" office:value-type="float" office:value="260.781644">
            <text:p>260.781644</text:p>
          </table:table-cell>
        </table:table-row>
        <table:table-row table:style-name="ro1">
          <table:table-cell table:number-columns-repeated="9"/>
          <table:table-cell table:style-name="ce1" office:value-type="float" office:value="0.018">
            <text:p>0.018000</text:p>
          </table:table-cell>
          <table:table-cell table:style-name="ce1" office:value-type="float" office:value="0.357868">
            <text:p>0.357868</text:p>
          </table:table-cell>
          <table:table-cell table:style-name="ce1" office:value-type="float" office:value="0.34696">
            <text:p>0.346960</text:p>
          </table:table-cell>
          <table:table-cell table:style-name="ce1" office:value-type="float" office:value="0.368776">
            <text:p>0.368776</text:p>
          </table:table-cell>
          <table:table-cell table:style-name="ce1" office:value-type="float" office:value="264.76223">
            <text:p>264.762230</text:p>
          </table:table-cell>
          <table:table-cell table:style-name="ce1" office:value-type="float" office:value="180.006094">
            <text:p>180.006094</text:p>
          </table:table-cell>
          <table:table-cell table:style-name="ce1" office:value-type="float" office:value="349.518366">
            <text:p>349.518366</text:p>
          </table:table-cell>
        </table:table-row>
        <table:table-row table:style-name="ro1">
          <table:table-cell table:number-columns-repeated="9"/>
          <table:table-cell table:style-name="ce1" office:value-type="float" office:value="0.019">
            <text:p>0.019000</text:p>
          </table:table-cell>
          <table:table-cell table:style-name="ce1" office:value-type="float" office:value="0.377148">
            <text:p>0.377148</text:p>
          </table:table-cell>
          <table:table-cell table:style-name="ce1" office:value-type="float" office:value="0.366239">
            <text:p>0.366239</text:p>
          </table:table-cell>
          <table:table-cell table:style-name="ce1" office:value-type="float" office:value="0.388057">
            <text:p>0.388057</text:p>
          </table:table-cell>
          <table:table-cell table:style-name="ce1" office:value-type="float" office:value="409.336101">
            <text:p>409.336101</text:p>
          </table:table-cell>
          <table:table-cell table:style-name="ce1" office:value-type="float" office:value="342.31584">
            <text:p>342.315840</text:p>
          </table:table-cell>
          <table:table-cell table:style-name="ce1" office:value-type="float" office:value="476.356361">
            <text:p>476.356361</text:p>
          </table:table-cell>
        </table:table-row>
        <table:table-row table:style-name="ro1">
          <table:table-cell table:number-columns-repeated="9"/>
          <table:table-cell table:style-name="ce1" office:value-type="float" office:value="0.02">
            <text:p>0.020000</text:p>
          </table:table-cell>
          <table:table-cell table:style-name="ce1" office:value-type="float" office:value="0.395444">
            <text:p>0.395444</text:p>
          </table:table-cell>
          <table:table-cell table:style-name="ce1" office:value-type="float" office:value="0.385747">
            <text:p>0.385747</text:p>
          </table:table-cell>
          <table:table-cell table:style-name="ce1" office:value-type="float" office:value="0.405141">
            <text:p>0.405141</text:p>
          </table:table-cell>
          <table:table-cell table:style-name="ce1" office:value-type="float" office:value="539.815504">
            <text:p>539.815504</text:p>
          </table:table-cell>
          <table:table-cell table:style-name="ce1" office:value-type="float" office:value="474.745795">
            <text:p>474.745795</text:p>
          </table:table-cell>
          <table:table-cell table:style-name="ce1" office:value-type="float" office:value="604.885214">
            <text:p>604.885214</text:p>
          </table:table-cell>
        </table:table-row>
        <table:table-row table:style-name="ro1">
          <table:table-cell table:number-columns-repeated="9"/>
          <table:table-cell table:style-name="ce1" office:value-type="float" office:value="0.03">
            <text:p>0.030000</text:p>
          </table:table-cell>
          <table:table-cell table:style-name="ce1" office:value-type="float" office:value="0.57082">
            <text:p>0.570820</text:p>
          </table:table-cell>
          <table:table-cell table:style-name="ce1" office:value-type="float" office:value="0.55245">
            <text:p>0.552450</text:p>
          </table:table-cell>
          <table:table-cell table:style-name="ce1" office:value-type="float" office:value="0.58919">
            <text:p>0.589190</text:p>
          </table:table-cell>
          <table:table-cell table:style-name="ce1" office:value-type="float" office:value="2134.079945">
            <text:p>2134.079945</text:p>
          </table:table-cell>
          <table:table-cell table:style-name="ce1" office:value-type="float" office:value="1836.780951">
            <text:p>1836.780951</text:p>
          </table:table-cell>
          <table:table-cell table:style-name="ce1" office:value-type="float" office:value="2431.378939">
            <text:p>2431.378939</text:p>
          </table:table-cell>
        </table:table-row>
        <table:table-row table:style-name="ro1">
          <table:table-cell table:number-columns-repeated="9"/>
          <table:table-cell table:style-name="ce1" office:value-type="float" office:value="0.04">
            <text:p>0.040000</text:p>
          </table:table-cell>
          <table:table-cell table:style-name="ce1" office:value-type="float" office:value="0.709264">
            <text:p>0.709264</text:p>
          </table:table-cell>
          <table:table-cell table:style-name="ce1" office:value-type="float" office:value="0.69948">
            <text:p>0.699480</text:p>
          </table:table-cell>
          <table:table-cell table:style-name="ce1" office:value-type="float" office:value="0.719048">
            <text:p>0.719048</text:p>
          </table:table-cell>
          <table:table-cell table:style-name="ce1" office:value-type="float" office:value="3792.902784">
            <text:p>3792.902784</text:p>
          </table:table-cell>
          <table:table-cell table:style-name="ce1" office:value-type="float" office:value="3028.070042">
            <text:p>3028.070042</text:p>
          </table:table-cell>
          <table:table-cell table:style-name="ce1" office:value-type="float" office:value="4557.735527">
            <text:p>4557.735527</text:p>
          </table:table-cell>
        </table:table-row>
        <table:table-row table:style-name="ro1">
          <table:table-cell table:number-columns-repeated="9"/>
          <table:table-cell table:style-name="ce1" office:value-type="float" office:value="0.05">
            <text:p>0.050000</text:p>
          </table:table-cell>
          <table:table-cell table:style-name="ce1" office:value-type="float" office:value="0.790216">
            <text:p>0.790216</text:p>
          </table:table-cell>
          <table:table-cell table:style-name="ce1" office:value-type="float" office:value="0.768032">
            <text:p>0.768032</text:p>
          </table:table-cell>
          <table:table-cell table:style-name="ce1" office:value-type="float" office:value="0.8124">
            <text:p>0.812400</text:p>
          </table:table-cell>
          <table:table-cell table:style-name="ce1" office:value-type="float" office:value="5589.380135">
            <text:p>5589.380135</text:p>
          </table:table-cell>
          <table:table-cell table:style-name="ce1" office:value-type="float" office:value="4652.664845">
            <text:p>4652.664845</text:p>
          </table:table-cell>
          <table:table-cell table:style-name="ce1" office:value-type="float" office:value="6526.095425">
            <text:p>6526.095425</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number:number-style style:name="N118">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4">03/14/2012</text:date>, <text:time>15:40:17</text:time></text:p>
        </style:region-right>
      </style:header>
      <style:header-left style:display="false"/>
      <style:footer>
        <text:p>Page <text:page-number>1</text:page-number> / <text:page-count>99</text:page-count></text:p>
      </style:footer>
      <style:footer-left style:display="false"/>
    </style:master-page>
  </office:master-styles>
</office:document-styles>
</file>